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5.265cm"/>
    </style:style>
    <style:style style:name="Table1.B" style:family="table-column">
      <style:table-column-properties style:column-width="11.245cm"/>
    </style:style>
    <style:style style:name="Table1.A1" style:family="table-cell">
      <style:table-cell-properties style:vertical-align="top" fo:padding="0.176cm" fo:border="0.035cm solid #000000"/>
    </style:style>
    <style:style style:name="Table1.A10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position="sub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position="super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0"><text:bookmark text:name="h.qam8l5gdc2jc"/>Glossary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">Term</text:span><text:span text:style-name="T1"> </text:span><text:span text:style-name="T1">or</text:span><text:span text:style-name="T1"> </text:span><text:span text:style-name="T1">Acronym</text:span></text:p>
          </table:table-cell>
          <table:table-cell table:style-name="Table1.A1" office:value-type="string">
            <text:p text:style-name="P3">Meaning</text:p>
          </table:table-cell>
        </table:table-row>
        <table:table-row>
          <table:table-cell table:style-name="Table1.A1" office:value-type="string">
            <text:p text:style-name="P2"><text:span text:style-name="T2">AAVSO</text:span><text:span text:style-name="T2"> </text:span><text:span text:style-name="T2">International</text:span><text:span text:style-name="T2"> </text:span><text:span text:style-name="T2">Database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collection</text:span><text:span text:style-name="T2"> </text:span><text:span text:style-name="T2">of</text:span><text:span text:style-name="T2"> </text:span><text:span text:style-name="T2">tens</text:span><text:span text:style-name="T2"> </text:span><text:span text:style-name="T2">of</text:span><text:span text:style-name="T2"> </text:span><text:span text:style-name="T2">millions</text:span><text:span text:style-name="T2"> </text:span><text:span text:style-name="T2">of</text:span><text:span text:style-name="T2"> </text:span><text:span text:style-name="T2">variable</text:span><text:span text:style-name="T2"> </text:span><text:span text:style-name="T2">star</text:span><text:span text:style-name="T2"> </text:span><text:span text:style-name="T2">observations</text:span><text:span text:style-name="T2"> </text:span><text:span text:style-name="T2">spanning</text:span><text:span text:style-name="T2"> </text:span><text:span text:style-name="T2">over</text:span><text:span text:style-name="T2"> </text:span><text:span text:style-name="T2">a</text:span><text:span text:style-name="T2"> </text:span><text:span text:style-name="T2">century</text:span><text:span text:style-name="T2">. </text:span><text:span text:style-name="T2">Maintained</text:span><text:span text:style-name="T2"> </text:span><text:span text:style-name="T2">by</text:span><text:span text:style-name="T2"> </text:span><text:span text:style-name="T2">the</text:span><text:span text:style-name="T2"> </text:span><text:span text:style-name="T2">AAVSO</text:span><text:span text:style-name="T2">, </text:span><text:span text:style-name="T2">it</text:span><text:span text:style-name="T2"> </text:span><text:span text:style-name="T2">is</text:span><text:span text:style-name="T2"> </text:span><text:span text:style-name="T2">the</text:span><text:span text:style-name="T2"> </text:span><text:span text:style-name="T2">largest</text:span><text:span text:style-name="T2"> </text:span><text:span text:style-name="T2">digital</text:span><text:span text:style-name="T2"> </text:span><text:span text:style-name="T2">database</text:span><text:span text:style-name="T2"> </text:span><text:span text:style-name="T2">of</text:span><text:span text:style-name="T2"> </text:span><text:span text:style-name="T2">variable</text:span><text:span text:style-name="T2"> </text:span><text:span text:style-name="T2">stars</text:span><text:span text:style-name="T2"> </text:span><text:span text:style-name="T2">in</text:span><text:span text:style-name="T2"> </text:span><text:span text:style-name="T2">the</text:span><text:span text:style-name="T2"> </text:span><text:span text:style-name="T2">world</text:span><text:span text:style-name="T2"> [</text:span><text:a xlink:type="simple" xlink:href="http://www.aavso.org/aavso-international-database"><text:span text:style-name="T5">http</text:span></text:a><text:a xlink:type="simple" xlink:href="http://www.aavso.org/aavso-international-database"><text:span text:style-name="T5">://</text:span></text:a><text:a xlink:type="simple" xlink:href="http://www.aavso.org/aavso-international-database"><text:span text:style-name="T5">www</text:span></text:a><text:a xlink:type="simple" xlink:href="http://www.aavso.org/aavso-international-database"><text:span text:style-name="T5">.</text:span></text:a><text:a xlink:type="simple" xlink:href="http://www.aavso.org/aavso-international-database"><text:span text:style-name="T5">aavso</text:span></text:a><text:a xlink:type="simple" xlink:href="http://www.aavso.org/aavso-international-database"><text:span text:style-name="T5">.</text:span></text:a><text:a xlink:type="simple" xlink:href="http://www.aavso.org/aavso-international-database"><text:span text:style-name="T5">org</text:span></text:a><text:a xlink:type="simple" xlink:href="http://www.aavso.org/aavso-international-database"><text:span text:style-name="T5">/</text:span></text:a><text:a xlink:type="simple" xlink:href="http://www.aavso.org/aavso-international-database"><text:span text:style-name="T5">aavso</text:span></text:a><text:a xlink:type="simple" xlink:href="http://www.aavso.org/aavso-international-database"><text:span text:style-name="T5">-</text:span></text:a><text:a xlink:type="simple" xlink:href="http://www.aavso.org/aavso-international-database"><text:span text:style-name="T5">international</text:span></text:a><text:a xlink:type="simple" xlink:href="http://www.aavso.org/aavso-international-database"><text:span text:style-name="T5">-</text:span></text:a><text:a xlink:type="simple" xlink:href="http://www.aavso.org/aavso-international-database"><text:span text:style-name="T5">database</text:span></text:a><text:span text:style-name="T2">].</text:span></text:p>
          </table:table-cell>
        </table:table-row>
        <table:table-row>
          <table:table-cell table:style-name="Table1.A1" office:value-type="string">
            <text:p text:style-name="P2"><text:span text:style-name="T2">AAVSO</text:span><text:span text:style-name="T2"> </text:span><text:span text:style-name="T2">Unique</text:span><text:span text:style-name="T2"> </text:span><text:span text:style-name="T2">ID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unique</text:span><text:span text:style-name="T2"> </text:span><text:span text:style-name="T2">reference</text:span><text:span text:style-name="T2"> “</text:span><text:span text:style-name="T2">name</text:span><text:span text:style-name="T2">” </text:span><text:span text:style-name="T2">for</text:span><text:span text:style-name="T2"> </text:span><text:span text:style-name="T2">a</text:span><text:span text:style-name="T2"> </text:span><text:span text:style-name="T2">star</text:span><text:span text:style-name="T2"> </text:span><text:span text:style-name="T2">using</text:span><text:span text:style-name="T2"> </text:span><text:span text:style-name="T2">the</text:span><text:span text:style-name="T2"> </text:span><text:span text:style-name="T2">format</text:span><text:span text:style-name="T2"> </text:span><text:span text:style-name="T2">000-</text:span><text:span text:style-name="T2">XXX</text:span><text:span text:style-name="T2">-000,</text:span><text:span text:style-name="T2"> </text:span><text:span text:style-name="T2">where</text:span><text:span text:style-name="T2"> </text:span><text:span text:style-name="T2">the</text:span><text:span text:style-name="T2"> 0'</text:span><text:span text:style-name="T2">s</text:span><text:span text:style-name="T2"> </text:span><text:span text:style-name="T2">are</text:span><text:span text:style-name="T2"> </text:span><text:span text:style-name="T2">numbers</text:span><text:span text:style-name="T2"> (0-9) </text:span><text:span text:style-name="T2">and</text:span><text:span text:style-name="T2"> </text:span><text:span text:style-name="T2">the</text:span><text:span text:style-name="T2"> </text:span><text:span text:style-name="T2">X</text:span><text:span text:style-name="T2">’</text:span><text:span text:style-name="T2">s</text:span><text:span text:style-name="T2"> </text:span><text:span text:style-name="T2">are</text:span><text:span text:style-name="T2"> </text:span><text:span text:style-name="T2">letters</text:span><text:span text:style-name="T2">.</text:span></text:p>
          </table:table-cell>
        </table:table-row>
        <table:table-row>
          <table:table-cell table:style-name="Table1.A1" office:value-type="string">
            <text:p text:style-name="P4">AIC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Akaike</text:span><text:span text:style-name="T2"> </text:span><text:span text:style-name="T2">Information</text:span><text:span text:style-name="T2"> </text:span><text:span text:style-name="T2">Criteria</text:span><text:span text:style-name="T2">.</text:span></text:p>
          </table:table-cell>
        </table:table-row>
        <table:table-row>
          <table:table-cell table:style-name="Table1.A1" office:value-type="string">
            <text:p text:style-name="P4">AID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AAVSO</text:span><text:span text:style-name="T2"> </text:span><text:span text:style-name="T2">International</text:span><text:span text:style-name="T2"> </text:span><text:span text:style-name="T2">Database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Akaike</text:span><text:span text:style-name="T2"> </text:span><text:span text:style-name="T2">Information</text:span><text:span text:style-name="T2"> </text:span><text:span text:style-name="T2">Criteria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measure</text:span><text:span text:style-name="T2"> </text:span><text:span text:style-name="T2">of</text:span><text:span text:style-name="T2"> </text:span><text:span text:style-name="T2">how</text:span><text:span text:style-name="T2"> </text:span><text:span text:style-name="T2">well</text:span><text:span text:style-name="T2"> </text:span><text:span text:style-name="T2">a</text:span><text:span text:style-name="T2"> </text:span><text:span text:style-name="T2">statistical</text:span><text:span text:style-name="T2"> </text:span><text:span text:style-name="T2">model</text:span><text:span text:style-name="T2"> </text:span><text:span text:style-name="T2">fits</text:span><text:span text:style-name="T2"> </text:span><text:span text:style-name="T2">a</text:span><text:span text:style-name="T2"> </text:span><text:span text:style-name="T2">given</text:span><text:span text:style-name="T2"> </text:span><text:span text:style-name="T2">set</text:span><text:span text:style-name="T2"> </text:span><text:span text:style-name="T2">of</text:span><text:span text:style-name="T2"> </text:span><text:span text:style-name="T2">data</text:span><text:span text:style-name="T2">, </text:span><text:span text:style-name="T2">balancing</text:span><text:span text:style-name="T2"> </text:span><text:span text:style-name="T2">how</text:span><text:span text:style-name="T2"> </text:span><text:span text:style-name="T2">complicated</text:span><text:span text:style-name="T2"> </text:span><text:span text:style-name="T2">the</text:span><text:span text:style-name="T2"> </text:span><text:span text:style-name="T2">model</text:span><text:span text:style-name="T2"> </text:span><text:span text:style-name="T2">is</text:span><text:span text:style-name="T2">. </text:span><text:span text:style-name="T2">Alternate</text:span><text:span text:style-name="T2"> </text:span><text:span text:style-name="T2">models</text:span><text:span text:style-name="T2"> </text:span><text:span text:style-name="T2">can</text:span><text:span text:style-name="T2"> </text:span><text:span text:style-name="T2">be</text:span><text:span text:style-name="T2"> </text:span><text:span text:style-name="T2">compared</text:span><text:span text:style-name="T2"> </text:span><text:span text:style-name="T2">in</text:span><text:span text:style-name="T2"> </text:span><text:span text:style-name="T2">this</text:span><text:span text:style-name="T2"> </text:span><text:span text:style-name="T2">way</text:span><text:span text:style-name="T2">. </text:span><text:span text:style-name="T2">See</text:span><text:span text:style-name="T2"> </text:span><text:span text:style-name="T2">also</text:span><text:span text:style-name="T2"> </text:span><text:span text:style-name="T2">BIC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Analysis</text:span><text:span text:style-name="T2"> </text:span><text:span text:style-name="T2">of</text:span><text:span text:style-name="T2"> </text:span><text:span text:style-name="T2">Variance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statistical</text:span><text:span text:style-name="T2"> </text:span><text:span text:style-name="T2">test</text:span><text:span text:style-name="T2"> </text:span><text:span text:style-name="T2">that</text:span><text:span text:style-name="T2"> </text:span><text:span text:style-name="T2">checks</text:span><text:span text:style-name="T2"> </text:span><text:span text:style-name="T2">whether</text:span><text:span text:style-name="T2"> </text:span><text:span text:style-name="T2">or</text:span><text:span text:style-name="T2"> </text:span><text:span text:style-name="T2">not</text:span><text:span text:style-name="T2"> </text:span><text:span text:style-name="T2">variations</text:span><text:span text:style-name="T2"> </text:span><text:span text:style-name="T2">in</text:span><text:span text:style-name="T2"> </text:span><text:span text:style-name="T2">the</text:span><text:span text:style-name="T2"> </text:span><text:span text:style-name="T2">data</text:span><text:span text:style-name="T2"> </text:span><text:span text:style-name="T2">are</text:span><text:span text:style-name="T2"> </text:span><text:span text:style-name="T2">simply</text:span><text:span text:style-name="T2"> </text:span><text:span text:style-name="T2">noise</text:span><text:span text:style-name="T2"> </text:span><text:span text:style-name="T2">or</text:span><text:span text:style-name="T2"> </text:span><text:span text:style-name="T2">are</text:span><text:span text:style-name="T2"> </text:span><text:span text:style-name="T2">statistically</text:span><text:span text:style-name="T2"> </text:span><text:span text:style-name="T2">significant</text:span><text:span text:style-name="T2">.</text:span></text:p>
          </table:table-cell>
        </table:table-row>
        <table:table-row>
          <table:table-cell table:style-name="Table1.A1" office:value-type="string">
            <text:p text:style-name="P4">ANOVA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Analysis</text:span><text:span text:style-name="T2"> </text:span><text:span text:style-name="T2">of</text:span><text:span text:style-name="T2"> </text:span><text:span text:style-name="T2">Variance</text:span><text:span text:style-name="T2">.</text:span></text:p>
          </table:table-cell>
        </table:table-row>
        <table:table-row>
          <table:table-cell table:style-name="Table1.A1" office:value-type="string">
            <text:p text:style-name="P4">APASS</text:p>
          </table:table-cell>
          <table:table-cell table:style-name="Table1.A1" office:value-type="string">
            <text:p text:style-name="P2">The AAVSO Photometric All-Sky Survey; an ongoing project to use automated telescopes to create a photometric catalog of all stars between approximately 10th and 17th magnitude using five filters: <text:s/>Johnson B and V, and Sloan g′, r′, i′. [<text:a xlink:type="simple" xlink:href="http://www.aavso.org/apass">http://www.aavso.org/apass</text:a>].</text:p>
          </table:table-cell>
        </table:table-row>
        <table:table-row>
          <table:table-cell table:style-name="Table1.A10" office:value-type="string">
            <text:p text:style-name="P4">ASAS</text:p>
          </table:table-cell>
          <table:table-cell table:style-name="Table1.A10" office:value-type="string">
            <text:p text:style-name="P2"><text:span text:style-name="T2">All</text:span><text:span text:style-name="T2"> </text:span><text:span text:style-name="T2">Sky</text:span><text:span text:style-name="T2"> </text:span><text:span text:style-name="T2">Automated</text:span><text:span text:style-name="T2"> </text:span><text:span text:style-name="T2">Survey</text:span><text:span text:style-name="T2">; </text:span><text:span text:style-name="T2">an</text:span><text:span text:style-name="T2"> </text:span><text:span text:style-name="T2">ongoing</text:span><text:span text:style-name="T2"> </text:span><text:span text:style-name="T2">project</text:span><text:span text:style-name="T2"> </text:span><text:span text:style-name="T2">to</text:span><text:span text:style-name="T2"> </text:span><text:span text:style-name="T2">use</text:span><text:span text:style-name="T2"> </text:span><text:span text:style-name="T2">photometric</text:span><text:span text:style-name="T2"> </text:span><text:span text:style-name="T2">automated</text:span><text:span text:style-name="T2"> </text:span><text:span text:style-name="T2">telescopes</text:span><text:span text:style-name="T2"> </text:span><text:span text:style-name="T2">to</text:span><text:span text:style-name="T2"> </text:span><text:span text:style-name="T2">discover</text:span><text:span text:style-name="T2"> </text:span><text:span text:style-name="T2">and</text:span><text:span text:style-name="T2"> </text:span><text:span text:style-name="T2">observe</text:span><text:span text:style-name="T2"> </text:span><text:span text:style-name="T2">all</text:span><text:span text:style-name="T2"> </text:span><text:span text:style-name="T2">stars</text:span><text:span text:style-name="T2"> </text:span><text:span text:style-name="T2">with</text:span><text:span text:style-name="T2"> </text:span><text:span text:style-name="T2">variability</text:span><text:span text:style-name="T2"> (</text:span><text:span text:style-name="T2">including</text:span><text:span text:style-name="T2"> </text:span><text:span text:style-name="T2">exoplanet</text:span><text:span text:style-name="T2"> </text:span><text:span text:style-name="T2">systems</text:span><text:span text:style-name="T2"> </text:span><text:span text:style-name="T2">and</text:span><text:span text:style-name="T2"> </text:span><text:span text:style-name="T2">variable</text:span><text:span text:style-name="T2"> </text:span><text:span text:style-name="T2">stars</text:span><text:span text:style-name="T2">) </text:span><text:span text:style-name="T2">brighter</text:span><text:span text:style-name="T2"> </text:span><text:span text:style-name="T2">than</text:span><text:span text:style-name="T2"> 14</text:span><text:span text:style-name="T2">th</text:span><text:span text:style-name="T2"> </text:span><text:span text:style-name="T2">magnitude</text:span><text:span text:style-name="T2"> [</text:span><text:a xlink:type="simple" xlink:href="http://www.astrouw.edu.pl/asas/?page=main"><text:span text:style-name="T5">http</text:span></text:a><text:a xlink:type="simple" xlink:href="http://www.astrouw.edu.pl/asas/?page=main"><text:span text:style-name="T5">://</text:span></text:a><text:a xlink:type="simple" xlink:href="http://www.astrouw.edu.pl/asas/?page=main"><text:span text:style-name="T5">www</text:span></text:a><text:a xlink:type="simple" xlink:href="http://www.astrouw.edu.pl/asas/?page=main"><text:span text:style-name="T5">.</text:span></text:a><text:a xlink:type="simple" xlink:href="http://www.astrouw.edu.pl/asas/?page=main"><text:span text:style-name="T5">astrouw</text:span></text:a><text:a xlink:type="simple" xlink:href="http://www.astrouw.edu.pl/asas/?page=main"><text:span text:style-name="T5">.</text:span></text:a><text:a xlink:type="simple" xlink:href="http://www.astrouw.edu.pl/asas/?page=main"><text:span text:style-name="T5">edu</text:span></text:a><text:a xlink:type="simple" xlink:href="http://www.astrouw.edu.pl/asas/?page=main"><text:span text:style-name="T5">.</text:span></text:a><text:a xlink:type="simple" xlink:href="http://www.astrouw.edu.pl/asas/?page=main"><text:span text:style-name="T5">pl</text:span></text:a><text:a xlink:type="simple" xlink:href="http://www.astrouw.edu.pl/asas/?page=main"><text:span text:style-name="T5">/</text:span></text:a><text:a xlink:type="simple" xlink:href="http://www.astrouw.edu.pl/asas/?page=main"><text:span text:style-name="T5">asas</text:span></text:a><text:a xlink:type="simple" xlink:href="http://www.astrouw.edu.pl/asas/?page=main"><text:span text:style-name="T5">/?</text:span></text:a><text:a xlink:type="simple" xlink:href="http://www.astrouw.edu.pl/asas/?page=main"><text:span text:style-name="T5">page</text:span></text:a><text:a xlink:type="simple" xlink:href="http://www.astrouw.edu.pl/asas/?page=main"><text:span text:style-name="T5">=</text:span></text:a><text:a xlink:type="simple" xlink:href="http://www.astrouw.edu.pl/asas/?page=main"><text:span text:style-name="T5">main</text:span></text:a><text:span text:style-name="T2">].</text:span></text:p>
          </table:table-cell>
        </table:table-row>
        <table:table-row>
          <table:table-cell table:style-name="Table1.A1" office:value-type="string">
            <text:p text:style-name="P4">AUID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AAVSO</text:span><text:span text:style-name="T2"> </text:span><text:span text:style-name="T2">Unique</text:span><text:span text:style-name="T2"> </text:span><text:span text:style-name="T2">ID</text:span><text:span text:style-name="T2">.</text:span></text:p>
          </table:table-cell>
        </table:table-row>
        <table:table-row>
          <table:table-cell table:style-name="Table1.A1" office:value-type="string">
            <text:p text:style-name="P4">Band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narrow</text:span><text:span text:style-name="T2"> </text:span><text:span text:style-name="T2">region</text:span><text:span text:style-name="T2"> </text:span><text:span text:style-name="T2">of</text:span><text:span text:style-name="T2"> </text:span><text:span text:style-name="T2">the</text:span><text:span text:style-name="T2"> </text:span><text:span text:style-name="T2">electromagnetic</text:span><text:span text:style-name="T2"> </text:span><text:span text:style-name="T2">spectrum</text:span><text:span text:style-name="T2"> </text:span><text:span text:style-name="T2">in</text:span><text:span text:style-name="T2"> </text:span><text:span text:style-name="T2">which</text:span><text:span text:style-name="T2"> </text:span><text:span text:style-name="T2">the</text:span><text:span text:style-name="T2"> </text:span><text:span text:style-name="T2">magnitude</text:span><text:span text:style-name="T2"> </text:span><text:span text:style-name="T2">is</text:span><text:span text:style-name="T2"> </text:span><text:span text:style-name="T2">measured</text:span><text:span text:style-name="T2">. </text:span><text:span text:style-name="T2">A</text:span><text:span text:style-name="T2"> </text:span><text:span text:style-name="T2">number</text:span><text:span text:style-name="T2"> </text:span><text:span text:style-name="T2">of</text:span><text:span text:style-name="T2"> </text:span><text:span text:style-name="T2">standard</text:span><text:span text:style-name="T2"> </text:span><text:span text:style-name="T2">bands</text:span><text:span text:style-name="T2"> </text:span><text:span text:style-name="T2">are</text:span><text:span text:style-name="T2"> </text:span><text:span text:style-name="T2">frequently</text:span><text:span text:style-name="T2"> </text:span><text:span text:style-name="T2">used</text:span><text:span text:style-name="T2">, </text:span><text:span text:style-name="T2">including</text:span><text:span text:style-name="T2"> </text:span><text:span text:style-name="T2">the</text:span><text:span text:style-name="T2"> </text:span><text:span text:style-name="T2">visual</text:span><text:span text:style-name="T2"> (</text:span><text:span text:style-name="T2">V</text:span><text:span text:style-name="T2">) </text:span><text:span text:style-name="T2">band</text:span><text:span text:style-name="T2"> (</text:span><text:span text:style-name="T2">centered</text:span><text:span text:style-name="T2"> </text:span><text:span text:style-name="T2">on</text:span><text:span text:style-name="T2"> 551 </text:span><text:span text:style-name="T2">Angstroms</text:span><text:span text:style-name="T2">). </text:span><text:span text:style-name="T2">See</text:span><text:span text:style-name="T2"> </text:span><text:a xlink:type="simple" xlink:href="http://en.wikipedia.org/wiki/Photometric_system"><text:span text:style-name="T5">http</text:span></text:a><text:a xlink:type="simple" xlink:href="http://en.wikipedia.org/wiki/Photometric_system"><text:span text:style-name="T5">://</text:span></text:a><text:a xlink:type="simple" xlink:href="http://en.wikipedia.org/wiki/Photometric_system"><text:span text:style-name="T5">en</text:span></text:a><text:a xlink:type="simple" xlink:href="http://en.wikipedia.org/wiki/Photometric_system"><text:span text:style-name="T5">.</text:span></text:a><text:a xlink:type="simple" xlink:href="http://en.wikipedia.org/wiki/Photometric_system"><text:span text:style-name="T5">wikipedia</text:span></text:a><text:a xlink:type="simple" xlink:href="http://en.wikipedia.org/wiki/Photometric_system"><text:span text:style-name="T5">.</text:span></text:a><text:a xlink:type="simple" xlink:href="http://en.wikipedia.org/wiki/Photometric_system"><text:span text:style-name="T5">org</text:span></text:a><text:a xlink:type="simple" xlink:href="http://en.wikipedia.org/wiki/Photometric_system"><text:span text:style-name="T5">/</text:span></text:a><text:a xlink:type="simple" xlink:href="http://en.wikipedia.org/wiki/Photometric_system"><text:span text:style-name="T5">wiki</text:span></text:a><text:a xlink:type="simple" xlink:href="http://en.wikipedia.org/wiki/Photometric_system"><text:span text:style-name="T5">/</text:span></text:a><text:a xlink:type="simple" xlink:href="http://en.wikipedia.org/wiki/Photometric_system"><text:span text:style-name="T5">Photometric</text:span></text:a><text:a xlink:type="simple" xlink:href="http://en.wikipedia.org/wiki/Photometric_system"><text:span text:style-name="T5">_</text:span></text:a><text:a xlink:type="simple" xlink:href="http://en.wikipedia.org/wiki/Photometric_system"><text:span text:style-name="T5">system</text:span></text:a><text:span text:style-name="T2"> </text:span><text:span text:style-name="T2">and</text:span><text:span text:style-name="T2"> </text:span><text:a xlink:type="simple" xlink:href="http://spiff.rit.edu/classes/phys440/lectures/filters/filters.html"><text:span text:style-name="T5">http</text:span></text:a><text:a xlink:type="simple" xlink:href="http://spiff.rit.edu/classes/phys440/lectures/filters/filters.html"><text:span text:style-name="T5">://</text:span></text:a><text:a xlink:type="simple" xlink:href="http://spiff.rit.edu/classes/phys440/lectures/filters/filters.html"><text:span text:style-name="T5">spiff</text:span></text:a><text:a xlink:type="simple" xlink:href="http://spiff.rit.edu/classes/phys440/lectures/filters/filters.html"><text:span text:style-name="T5">.</text:span></text:a><text:a xlink:type="simple" xlink:href="http://spiff.rit.edu/classes/phys440/lectures/filters/filters.html"><text:span text:style-name="T5">rit</text:span></text:a><text:a xlink:type="simple" xlink:href="http://spiff.rit.edu/classes/phys440/lectures/filters/filters.html"><text:span text:style-name="T5">.</text:span></text:a><text:a xlink:type="simple" xlink:href="http://spiff.rit.edu/classes/phys440/lectures/filters/filters.html"><text:span text:style-name="T5">edu</text:span></text:a><text:a xlink:type="simple" xlink:href="http://spiff.rit.edu/classes/phys440/lectures/filters/filters.html"><text:span text:style-name="T5">/</text:span></text:a><text:a xlink:type="simple" xlink:href="http://spiff.rit.edu/classes/phys440/lectures/filters/filters.html"><text:span text:style-name="T5">classes</text:span></text:a><text:a xlink:type="simple" xlink:href="http://spiff.rit.edu/classes/phys440/lectures/filters/filters.html"><text:span text:style-name="T5">/</text:span></text:a><text:a xlink:type="simple" xlink:href="http://spiff.rit.edu/classes/phys440/lectures/filters/filters.html"><text:span text:style-name="T5">phys</text:span></text:a><text:a xlink:type="simple" xlink:href="http://spiff.rit.edu/classes/phys440/lectures/filters/filters.html"><text:span text:style-name="T5">440/</text:span></text:a><text:a xlink:type="simple" xlink:href="http://spiff.rit.edu/classes/phys440/lectures/filters/filters.html"><text:span text:style-name="T5">lectures</text:span></text:a><text:a xlink:type="simple" xlink:href="http://spiff.rit.edu/classes/phys440/lectures/filters/filters.html"><text:span text:style-name="T5">/</text:span></text:a><text:a xlink:type="simple" xlink:href="http://spiff.rit.edu/classes/phys440/lectures/filters/filters.html"><text:span text:style-name="T5">filters</text:span></text:a><text:a xlink:type="simple" xlink:href="http://spiff.rit.edu/classes/phys440/lectures/filters/filters.html"><text:span text:style-name="T5">/</text:span></text:a><text:a xlink:type="simple" xlink:href="http://spiff.rit.edu/classes/phys440/lectures/filters/filters.html"><text:span text:style-name="T5">filters</text:span></text:a><text:a xlink:type="simple" xlink:href="http://spiff.rit.edu/classes/phys440/lectures/filters/filters.html"><text:span text:style-name="T5">.</text:span></text:a><text:a xlink:type="simple" xlink:href="http://spiff.rit.edu/classes/phys440/lectures/filters/filters.html"><text:span text:style-name="T5">html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Bayesian</text:span><text:span text:style-name="T2"> </text:span><text:span text:style-name="T2">Information</text:span><text:span text:style-name="T2"> </text:span><text:span text:style-name="T2">Criteria</text:span></text:p>
          </table:table-cell>
          <table:table-cell table:style-name="Table1.A1" office:value-type="string">
            <text:p text:style-name="P2"><text:span text:style-name="T2">Like</text:span><text:span text:style-name="T2"> </text:span><text:span text:style-name="T2">the</text:span><text:span text:style-name="T2"> </text:span><text:span text:style-name="T2">AIC</text:span><text:span text:style-name="T2">, </text:span><text:span text:style-name="T2">a</text:span><text:span text:style-name="T2"> </text:span><text:span text:style-name="T2">statistical</text:span><text:span text:style-name="T2"> </text:span><text:span text:style-name="T2">method</text:span><text:span text:style-name="T2"> </text:span><text:span text:style-name="T2">for</text:span><text:span text:style-name="T2"> </text:span><text:span text:style-name="T2">selecting</text:span><text:span text:style-name="T2"> </text:span><text:span text:style-name="T2">which</text:span><text:span text:style-name="T2"> </text:span><text:span text:style-name="T2">of</text:span><text:span text:style-name="T2"> </text:span><text:span text:style-name="T2">multiple</text:span><text:span text:style-name="T2"> </text:span><text:span text:style-name="T2">models</text:span><text:span text:style-name="T2"> </text:span><text:span text:style-name="T2">best</text:span><text:span text:style-name="T2"> </text:span><text:span text:style-name="T2">fits</text:span><text:span text:style-name="T2"> </text:span><text:span text:style-name="T2">the</text:span><text:span text:style-name="T2"> </text:span><text:span text:style-name="T2">data</text:span><text:span text:style-name="T2">; </text:span><text:span text:style-name="T2">it</text:span><text:span text:style-name="T2"> </text:span><text:span text:style-name="T2">weighs</text:span><text:span text:style-name="T2"> </text:span><text:span text:style-name="T2">the</text:span><text:span text:style-name="T2"> </text:span><text:span text:style-name="T2">relative</text:span><text:span text:style-name="T2"> </text:span><text:span text:style-name="T2">complexity</text:span><text:span text:style-name="T2"> </text:span><text:span text:style-name="T2">of</text:span><text:span text:style-name="T2"> </text:span><text:span text:style-name="T2">each</text:span><text:span text:style-name="T2"> </text:span><text:span text:style-name="T2">model</text:span><text:span text:style-name="T2"> </text:span><text:span text:style-name="T2">more</text:span><text:span text:style-name="T2"> </text:span><text:span text:style-name="T2">harshly</text:span><text:span text:style-name="T2"> </text:span><text:span text:style-name="T2">than</text:span><text:span text:style-name="T2"> </text:span><text:span text:style-name="T2">AIC</text:span><text:span text:style-name="T2">.</text:span></text:p>
          </table:table-cell>
        </table:table-row>
        <text:soft-page-break/>
        <table:table-row>
          <table:table-cell table:style-name="Table1.A1" office:value-type="string">
            <text:p text:style-name="P4">BIC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Bayesian</text:span><text:span text:style-name="T2"> </text:span><text:span text:style-name="T2">Information</text:span><text:span text:style-name="T2"> </text:span><text:span text:style-name="T2">Criteria</text:span><text:span text:style-name="T2">.</text:span></text:p>
          </table:table-cell>
        </table:table-row>
        <table:table-row>
          <table:table-cell table:style-name="Table1.A1" office:value-type="string">
            <text:p text:style-name="P4">Binned</text:p>
          </table:table-cell>
          <table:table-cell table:style-name="Table1.A1" office:value-type="string">
            <text:p text:style-name="P2"><text:span text:style-name="T2">Data</text:span><text:span text:style-name="T2"> </text:span><text:span text:style-name="T2">that</text:span><text:span text:style-name="T2"> </text:span><text:span text:style-name="T2">is</text:span><text:span text:style-name="T2"> </text:span><text:span text:style-name="T2">grouped</text:span><text:span text:style-name="T2"> </text:span><text:span text:style-name="T2">by</text:span><text:span text:style-name="T2"> </text:span><text:span text:style-name="T2">a</text:span><text:span text:style-name="T2"> </text:span><text:span text:style-name="T2">certain</text:span><text:span text:style-name="T2"> </text:span><text:span text:style-name="T2">range</text:span><text:span text:style-name="T2"> </text:span><text:span text:style-name="T2">of</text:span><text:span text:style-name="T2"> </text:span><text:span text:style-name="T2">values</text:span><text:span text:style-name="T2">, </text:span><text:span text:style-name="T2">for</text:span><text:span text:style-name="T2"> </text:span><text:span text:style-name="T2">example</text:span><text:span text:style-name="T2"> </text:span><text:span text:style-name="T2">grouping</text:span><text:span text:style-name="T2"> </text:span><text:span text:style-name="T2">variable</text:span><text:span text:style-name="T2"> </text:span><text:span text:style-name="T2">star</text:span><text:span text:style-name="T2"> </text:span><text:span text:style-name="T2">observations</text:span><text:span text:style-name="T2"> </text:span><text:span text:style-name="T2">in</text:span><text:span text:style-name="T2"> </text:span><text:span text:style-name="T2">increments</text:span><text:span text:style-name="T2"> </text:span><text:span text:style-name="T2">of</text:span><text:span text:style-name="T2"> 5 </text:span><text:span text:style-name="T2">Julian</text:span><text:span text:style-name="T2"> </text:span><text:span text:style-name="T2">days</text:span><text:span text:style-name="T2">. </text:span><text:span text:style-name="T2">See</text:span><text:span text:style-name="T2"> </text:span><text:a xlink:type="simple" xlink:href="http://pic.dhe.ibm.com/infocenter/spssstat/v20r0m0/index.jsp?topic=%2Fcom.ibm.spss.statistics.help%2Fidh_webhelp_scatter_options_palette.htm"><text:span text:style-name="T5">http</text:span></text:a><text:a xlink:type="simple" xlink:href="http://pic.dhe.ibm.com/infocenter/spssstat/v20r0m0/index.jsp?topic=%2Fcom.ibm.spss.statistics.help%2Fidh_webhelp_scatter_options_palette.htm"><text:span text:style-name="T5">://</text:span></text:a><text:a xlink:type="simple" xlink:href="http://pic.dhe.ibm.com/infocenter/spssstat/v20r0m0/index.jsp?topic=%2Fcom.ibm.spss.statistics.help%2Fidh_webhelp_scatter_options_palette.htm"><text:span text:style-name="T5">pic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dhe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ibm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com</text:span></text:a><text:a xlink:type="simple" xlink:href="http://pic.dhe.ibm.com/infocenter/spssstat/v20r0m0/index.jsp?topic=%2Fcom.ibm.spss.statistics.help%2Fidh_webhelp_scatter_options_palette.htm"><text:span text:style-name="T5">/</text:span></text:a><text:a xlink:type="simple" xlink:href="http://pic.dhe.ibm.com/infocenter/spssstat/v20r0m0/index.jsp?topic=%2Fcom.ibm.spss.statistics.help%2Fidh_webhelp_scatter_options_palette.htm"><text:span text:style-name="T5">infocenter</text:span></text:a><text:a xlink:type="simple" xlink:href="http://pic.dhe.ibm.com/infocenter/spssstat/v20r0m0/index.jsp?topic=%2Fcom.ibm.spss.statistics.help%2Fidh_webhelp_scatter_options_palette.htm"><text:span text:style-name="T5">/</text:span></text:a><text:a xlink:type="simple" xlink:href="http://pic.dhe.ibm.com/infocenter/spssstat/v20r0m0/index.jsp?topic=%2Fcom.ibm.spss.statistics.help%2Fidh_webhelp_scatter_options_palette.htm"><text:span text:style-name="T5">spssstat</text:span></text:a><text:a xlink:type="simple" xlink:href="http://pic.dhe.ibm.com/infocenter/spssstat/v20r0m0/index.jsp?topic=%2Fcom.ibm.spss.statistics.help%2Fidh_webhelp_scatter_options_palette.htm"><text:span text:style-name="T5">/</text:span></text:a><text:a xlink:type="simple" xlink:href="http://pic.dhe.ibm.com/infocenter/spssstat/v20r0m0/index.jsp?topic=%2Fcom.ibm.spss.statistics.help%2Fidh_webhelp_scatter_options_palette.htm"><text:span text:style-name="T5">v</text:span></text:a><text:a xlink:type="simple" xlink:href="http://pic.dhe.ibm.com/infocenter/spssstat/v20r0m0/index.jsp?topic=%2Fcom.ibm.spss.statistics.help%2Fidh_webhelp_scatter_options_palette.htm"><text:span text:style-name="T5">20</text:span></text:a><text:a xlink:type="simple" xlink:href="http://pic.dhe.ibm.com/infocenter/spssstat/v20r0m0/index.jsp?topic=%2Fcom.ibm.spss.statistics.help%2Fidh_webhelp_scatter_options_palette.htm"><text:span text:style-name="T5">r</text:span></text:a><text:a xlink:type="simple" xlink:href="http://pic.dhe.ibm.com/infocenter/spssstat/v20r0m0/index.jsp?topic=%2Fcom.ibm.spss.statistics.help%2Fidh_webhelp_scatter_options_palette.htm"><text:span text:style-name="T5">0</text:span></text:a><text:a xlink:type="simple" xlink:href="http://pic.dhe.ibm.com/infocenter/spssstat/v20r0m0/index.jsp?topic=%2Fcom.ibm.spss.statistics.help%2Fidh_webhelp_scatter_options_palette.htm"><text:span text:style-name="T5">m</text:span></text:a><text:a xlink:type="simple" xlink:href="http://pic.dhe.ibm.com/infocenter/spssstat/v20r0m0/index.jsp?topic=%2Fcom.ibm.spss.statistics.help%2Fidh_webhelp_scatter_options_palette.htm"><text:span text:style-name="T5">0/</text:span></text:a><text:a xlink:type="simple" xlink:href="http://pic.dhe.ibm.com/infocenter/spssstat/v20r0m0/index.jsp?topic=%2Fcom.ibm.spss.statistics.help%2Fidh_webhelp_scatter_options_palette.htm"><text:span text:style-name="T5">index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jsp</text:span></text:a><text:a xlink:type="simple" xlink:href="http://pic.dhe.ibm.com/infocenter/spssstat/v20r0m0/index.jsp?topic=%2Fcom.ibm.spss.statistics.help%2Fidh_webhelp_scatter_options_palette.htm"><text:span text:style-name="T5">?</text:span></text:a><text:a xlink:type="simple" xlink:href="http://pic.dhe.ibm.com/infocenter/spssstat/v20r0m0/index.jsp?topic=%2Fcom.ibm.spss.statistics.help%2Fidh_webhelp_scatter_options_palette.htm"><text:span text:style-name="T5">topic</text:span></text:a><text:a xlink:type="simple" xlink:href="http://pic.dhe.ibm.com/infocenter/spssstat/v20r0m0/index.jsp?topic=%2Fcom.ibm.spss.statistics.help%2Fidh_webhelp_scatter_options_palette.htm"><text:span text:style-name="T5">=%2</text:span></text:a><text:a xlink:type="simple" xlink:href="http://pic.dhe.ibm.com/infocenter/spssstat/v20r0m0/index.jsp?topic=%2Fcom.ibm.spss.statistics.help%2Fidh_webhelp_scatter_options_palette.htm"><text:span text:style-name="T5">Fcom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ibm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spss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statistics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help</text:span></text:a><text:a xlink:type="simple" xlink:href="http://pic.dhe.ibm.com/infocenter/spssstat/v20r0m0/index.jsp?topic=%2Fcom.ibm.spss.statistics.help%2Fidh_webhelp_scatter_options_palette.htm"><text:span text:style-name="T5">%2</text:span></text:a><text:a xlink:type="simple" xlink:href="http://pic.dhe.ibm.com/infocenter/spssstat/v20r0m0/index.jsp?topic=%2Fcom.ibm.spss.statistics.help%2Fidh_webhelp_scatter_options_palette.htm"><text:span text:style-name="T5">Fidh</text:span></text:a><text:a xlink:type="simple" xlink:href="http://pic.dhe.ibm.com/infocenter/spssstat/v20r0m0/index.jsp?topic=%2Fcom.ibm.spss.statistics.help%2Fidh_webhelp_scatter_options_palette.htm"><text:span text:style-name="T5">_</text:span></text:a><text:a xlink:type="simple" xlink:href="http://pic.dhe.ibm.com/infocenter/spssstat/v20r0m0/index.jsp?topic=%2Fcom.ibm.spss.statistics.help%2Fidh_webhelp_scatter_options_palette.htm"><text:span text:style-name="T5">webhelp</text:span></text:a><text:a xlink:type="simple" xlink:href="http://pic.dhe.ibm.com/infocenter/spssstat/v20r0m0/index.jsp?topic=%2Fcom.ibm.spss.statistics.help%2Fidh_webhelp_scatter_options_palette.htm"><text:span text:style-name="T5">_</text:span></text:a><text:a xlink:type="simple" xlink:href="http://pic.dhe.ibm.com/infocenter/spssstat/v20r0m0/index.jsp?topic=%2Fcom.ibm.spss.statistics.help%2Fidh_webhelp_scatter_options_palette.htm"><text:span text:style-name="T5">scatter</text:span></text:a><text:a xlink:type="simple" xlink:href="http://pic.dhe.ibm.com/infocenter/spssstat/v20r0m0/index.jsp?topic=%2Fcom.ibm.spss.statistics.help%2Fidh_webhelp_scatter_options_palette.htm"><text:span text:style-name="T5">_</text:span></text:a><text:a xlink:type="simple" xlink:href="http://pic.dhe.ibm.com/infocenter/spssstat/v20r0m0/index.jsp?topic=%2Fcom.ibm.spss.statistics.help%2Fidh_webhelp_scatter_options_palette.htm"><text:span text:style-name="T5">options</text:span></text:a><text:a xlink:type="simple" xlink:href="http://pic.dhe.ibm.com/infocenter/spssstat/v20r0m0/index.jsp?topic=%2Fcom.ibm.spss.statistics.help%2Fidh_webhelp_scatter_options_palette.htm"><text:span text:style-name="T5">_</text:span></text:a><text:a xlink:type="simple" xlink:href="http://pic.dhe.ibm.com/infocenter/spssstat/v20r0m0/index.jsp?topic=%2Fcom.ibm.spss.statistics.help%2Fidh_webhelp_scatter_options_palette.htm"><text:span text:style-name="T5">palette</text:span></text:a><text:a xlink:type="simple" xlink:href="http://pic.dhe.ibm.com/infocenter/spssstat/v20r0m0/index.jsp?topic=%2Fcom.ibm.spss.statistics.help%2Fidh_webhelp_scatter_options_palette.htm"><text:span text:style-name="T5">.</text:span></text:a><text:a xlink:type="simple" xlink:href="http://pic.dhe.ibm.com/infocenter/spssstat/v20r0m0/index.jsp?topic=%2Fcom.ibm.spss.statistics.help%2Fidh_webhelp_scatter_options_palette.htm"><text:span text:style-name="T5">htm</text:span></text:a><text:span text:style-name="T2">. </text:span></text:p>
          </table:table-cell>
        </table:table-row>
        <table:table-row>
          <table:table-cell table:style-name="Table1.A1" office:value-type="string">
            <text:p text:style-name="P2"><text:span text:style-name="T2">BSM</text:span><text:span text:style-name="T2"> </text:span><text:span text:style-name="T2">Epoch</text:span><text:span text:style-name="T2"> </text:span><text:span text:style-name="T2">Photometry</text:span><text:span text:style-name="T2"> </text:span><text:span text:style-name="T2">Data</text:span></text:p>
          </table:table-cell>
          <table:table-cell table:style-name="Table1.A1" office:value-type="string">
            <text:p text:style-name="P2"><text:span text:style-name="T2">Data</text:span><text:span text:style-name="T2"> </text:span><text:span text:style-name="T2">from</text:span><text:span text:style-name="T2"> </text:span><text:span text:style-name="T2">the</text:span><text:span text:style-name="T2"> </text:span><text:span text:style-name="T2">Bright</text:span><text:span text:style-name="T2"> </text:span><text:span text:style-name="T2">Star</text:span><text:span text:style-name="T2"> </text:span><text:span text:style-name="T2">Monitor</text:span><text:span text:style-name="T2"> </text:span><text:span text:style-name="T2">AAVSO</text:span><text:span text:style-name="T2"> </text:span><text:span text:style-name="T2">database</text:span><text:span text:style-name="T2">; </text:span><text:span text:style-name="T2">currently</text:span><text:span text:style-name="T2"> </text:span><text:span text:style-name="T2">there</text:span><text:span text:style-name="T2"> </text:span><text:span text:style-name="T2">are</text:span><text:span text:style-name="T2"> 14 </text:span><text:span text:style-name="T2">million</text:span><text:span text:style-name="T2"> </text:span><text:span text:style-name="T2">photometric</text:span><text:span text:style-name="T2"> </text:span><text:span text:style-name="T2">observations</text:span><text:span text:style-name="T2"> </text:span><text:span text:style-name="T2">of</text:span><text:span text:style-name="T2"> </text:span><text:span text:style-name="T2">approximately</text:span><text:span text:style-name="T2"> </text:span><text:span text:style-name="T2">one</text:span><text:span text:style-name="T2"> </text:span><text:span text:style-name="T2">million</text:span><text:span text:style-name="T2"> </text:span><text:span text:style-name="T2">stars</text:span><text:span text:style-name="T2">. </text:span><text:span text:style-name="T2">See</text:span><text:span text:style-name="T2"> </text:span><text:a xlink:type="simple" xlink:href="http://www.aavso.org/bright-star-monitor-epoch-photometry-database"><text:span text:style-name="T5">http</text:span></text:a><text:a xlink:type="simple" xlink:href="http://www.aavso.org/bright-star-monitor-epoch-photometry-database"><text:span text:style-name="T5">://</text:span></text:a><text:a xlink:type="simple" xlink:href="http://www.aavso.org/bright-star-monitor-epoch-photometry-database"><text:span text:style-name="T5">www</text:span></text:a><text:a xlink:type="simple" xlink:href="http://www.aavso.org/bright-star-monitor-epoch-photometry-database"><text:span text:style-name="T5">.</text:span></text:a><text:a xlink:type="simple" xlink:href="http://www.aavso.org/bright-star-monitor-epoch-photometry-database"><text:span text:style-name="T5">aavso</text:span></text:a><text:a xlink:type="simple" xlink:href="http://www.aavso.org/bright-star-monitor-epoch-photometry-database"><text:span text:style-name="T5">.</text:span></text:a><text:a xlink:type="simple" xlink:href="http://www.aavso.org/bright-star-monitor-epoch-photometry-database"><text:span text:style-name="T5">org</text:span></text:a><text:a xlink:type="simple" xlink:href="http://www.aavso.org/bright-star-monitor-epoch-photometry-database"><text:span text:style-name="T5">/</text:span></text:a><text:a xlink:type="simple" xlink:href="http://www.aavso.org/bright-star-monitor-epoch-photometry-database"><text:span text:style-name="T5">bright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star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monitor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epoch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photometry</text:span></text:a><text:a xlink:type="simple" xlink:href="http://www.aavso.org/bright-star-monitor-epoch-photometry-database"><text:span text:style-name="T5">-</text:span></text:a><text:a xlink:type="simple" xlink:href="http://www.aavso.org/bright-star-monitor-epoch-photometry-database"><text:span text:style-name="T5">database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Catalina</text:span><text:span text:style-name="T2"> </text:span><text:span text:style-name="T2">Sky</text:span><text:span text:style-name="T2"> </text:span><text:span text:style-name="T2">Survey</text:span></text:p>
          </table:table-cell>
          <table:table-cell table:style-name="Table1.A1" office:value-type="string">
            <text:p text:style-name="P2"><text:span text:style-name="T2">An</text:span><text:span text:style-name="T2"> </text:span><text:span text:style-name="T2">automated</text:span><text:span text:style-name="T2"> </text:span><text:span text:style-name="T2">telescope</text:span><text:span text:style-name="T2"> </text:span><text:span text:style-name="T2">survey</text:span><text:span text:style-name="T2"> </text:span><text:span text:style-name="T2">of</text:span><text:span text:style-name="T2"> </text:span><text:span text:style-name="T2">Near</text:span><text:span text:style-name="T2"> </text:span><text:span text:style-name="T2">Earth</text:span><text:span text:style-name="T2"> </text:span><text:span text:style-name="T2">Objects</text:span><text:span text:style-name="T2"> [</text:span><text:a xlink:type="simple" xlink:href="http://www.lpl.arizona.edu/css/"><text:span text:style-name="T5">http</text:span></text:a><text:a xlink:type="simple" xlink:href="http://www.lpl.arizona.edu/css/"><text:span text:style-name="T5">://</text:span></text:a><text:a xlink:type="simple" xlink:href="http://www.lpl.arizona.edu/css/"><text:span text:style-name="T5">www</text:span></text:a><text:a xlink:type="simple" xlink:href="http://www.lpl.arizona.edu/css/"><text:span text:style-name="T5">.</text:span></text:a><text:a xlink:type="simple" xlink:href="http://www.lpl.arizona.edu/css/"><text:span text:style-name="T5">lpl</text:span></text:a><text:a xlink:type="simple" xlink:href="http://www.lpl.arizona.edu/css/"><text:span text:style-name="T5">.</text:span></text:a><text:a xlink:type="simple" xlink:href="http://www.lpl.arizona.edu/css/"><text:span text:style-name="T5">arizona</text:span></text:a><text:a xlink:type="simple" xlink:href="http://www.lpl.arizona.edu/css/"><text:span text:style-name="T5">.</text:span></text:a><text:a xlink:type="simple" xlink:href="http://www.lpl.arizona.edu/css/"><text:span text:style-name="T5">edu</text:span></text:a><text:a xlink:type="simple" xlink:href="http://www.lpl.arizona.edu/css/"><text:span text:style-name="T5">/</text:span></text:a><text:a xlink:type="simple" xlink:href="http://www.lpl.arizona.edu/css/"><text:span text:style-name="T5">css</text:span></text:a><text:a xlink:type="simple" xlink:href="http://www.lpl.arizona.edu/css/"><text:span text:style-name="T5">/</text:span></text:a><text:span text:style-name="T2">]. </text:span><text:span text:style-name="T2">Transient</text:span><text:span text:style-name="T2"> </text:span><text:span text:style-name="T2">phenomenon</text:span><text:span text:style-name="T2"> </text:span><text:span text:style-name="T2">of</text:span><text:span text:style-name="T2"> </text:span><text:span text:style-name="T2">many</text:span><text:span text:style-name="T2"> </text:span><text:span text:style-name="T2">types</text:span><text:span text:style-name="T2"> (</text:span><text:span text:style-name="T2">such</text:span><text:span text:style-name="T2"> </text:span><text:span text:style-name="T2">as</text:span><text:span text:style-name="T2"> </text:span><text:span text:style-name="T2">variable</text:span><text:span text:style-name="T2"> </text:span><text:span text:style-name="T2">star</text:span><text:span text:style-name="T2"> </text:span><text:span text:style-name="T2">outbursts</text:span><text:span text:style-name="T2">) </text:span><text:span text:style-name="T2">are</text:span><text:span text:style-name="T2"> </text:span><text:span text:style-name="T2">also</text:span><text:span text:style-name="T2"> </text:span><text:span text:style-name="T2">surveyed</text:span><text:span text:style-name="T2"> [</text:span><text:a xlink:type="simple" xlink:href="http://crts.caltech.edu/"><text:span text:style-name="T5">http</text:span></text:a><text:a xlink:type="simple" xlink:href="http://crts.caltech.edu/"><text:span text:style-name="T5">://</text:span></text:a><text:a xlink:type="simple" xlink:href="http://crts.caltech.edu/"><text:span text:style-name="T5">crts</text:span></text:a><text:a xlink:type="simple" xlink:href="http://crts.caltech.edu/"><text:span text:style-name="T5">.</text:span></text:a><text:a xlink:type="simple" xlink:href="http://crts.caltech.edu/"><text:span text:style-name="T5">caltech</text:span></text:a><text:a xlink:type="simple" xlink:href="http://crts.caltech.edu/"><text:span text:style-name="T5">.</text:span></text:a><text:a xlink:type="simple" xlink:href="http://crts.caltech.edu/"><text:span text:style-name="T5">edu</text:span></text:a><text:a xlink:type="simple" xlink:href="http://crts.caltech.edu/"><text:span text:style-name="T5">/</text:span></text:a><text:span text:style-name="T2">].</text:span></text:p>
          </table:table-cell>
        </table:table-row>
        <table:table-row>
          <table:table-cell table:style-name="Table1.A1" office:value-type="string">
            <text:p text:style-name="P4">CLEANest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method</text:span><text:span text:style-name="T2"> </text:span><text:span text:style-name="T2">of</text:span><text:span text:style-name="T2"> </text:span><text:span text:style-name="T2">refining</text:span><text:span text:style-name="T2"> </text:span><text:span text:style-name="T2">multiple</text:span><text:span text:style-name="T2"> </text:span><text:span text:style-name="T2">periods</text:span><text:span text:style-name="T2"> </text:span><text:span text:style-name="T2">in</text:span><text:span text:style-name="T2"> </text:span><text:span text:style-name="T2">variable</text:span><text:span text:style-name="T2"> </text:span><text:span text:style-name="T2">star</text:span><text:span text:style-name="T2"> </text:span><text:span text:style-name="T2">data</text:span><text:span text:style-name="T2"> </text:span><text:span text:style-name="T2">simultaneously</text:span><text:span text:style-name="T2">. </text:span><text:span text:style-name="T2">In</text:span><text:span text:style-name="T2"> </text:span><text:span text:style-name="T2">VStar</text:span><text:span text:style-name="T2">, </text:span><text:span text:style-name="T2">this</text:span><text:span text:style-name="T2"> </text:span><text:span text:style-name="T2">can</text:span><text:span text:style-name="T2"> </text:span><text:span text:style-name="T2">be</text:span><text:span text:style-name="T2"> </text:span><text:span text:style-name="T2">applied</text:span><text:span text:style-name="T2"> </text:span><text:span text:style-name="T2">to</text:span><text:span text:style-name="T2"> </text:span><text:span text:style-name="T2">a</text:span><text:span text:style-name="T2"> </text:span><text:span text:style-name="T2">period</text:span><text:span text:style-name="T2"> </text:span><text:span text:style-name="T2">analysis</text:span><text:span text:style-name="T2"> (</text:span><text:span text:style-name="T2">DCDFT</text:span><text:span text:style-name="T2">) </text:span><text:span text:style-name="T2">result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Comparison</text:span><text:span text:style-name="T2"> </text:span><text:span text:style-name="T2">Star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star</text:span><text:span text:style-name="T2"> </text:span><text:span text:style-name="T2">of</text:span><text:span text:style-name="T2"> </text:span><text:span text:style-name="T2">known</text:span><text:span text:style-name="T2">, </text:span><text:span text:style-name="T2">constant</text:span><text:span text:style-name="T2"> </text:span><text:span text:style-name="T2">magnitude</text:span><text:span text:style-name="T2"> </text:span><text:span text:style-name="T2">that</text:span><text:span text:style-name="T2"> </text:span><text:span text:style-name="T2">a</text:span><text:span text:style-name="T2"> </text:span><text:span text:style-name="T2">nearly</text:span><text:span text:style-name="T2"> </text:span><text:span text:style-name="T2">variable</text:span><text:span text:style-name="T2"> </text:span><text:span text:style-name="T2">star</text:span><text:span text:style-name="T2"> </text:span><text:span text:style-name="T2">is</text:span><text:span text:style-name="T2"> </text:span><text:span text:style-name="T2">compared</text:span><text:span text:style-name="T2"> </text:span><text:span text:style-name="T2">to</text:span><text:span text:style-name="T2"> </text:span><text:span text:style-name="T2">in</text:span><text:span text:style-name="T2"> </text:span><text:span text:style-name="T2">order</text:span><text:span text:style-name="T2"> </text:span><text:span text:style-name="T2">to</text:span><text:span text:style-name="T2"> </text:span><text:span text:style-name="T2">estimate</text:span><text:span text:style-name="T2"> </text:span><text:span text:style-name="T2">the</text:span><text:span text:style-name="T2"> </text:span><text:span text:style-name="T2">variable</text:span><text:span text:style-name="T2">’</text:span><text:span text:style-name="T2">s</text:span><text:span text:style-name="T2"> </text:span><text:span text:style-name="T2">apparent</text:span><text:span text:style-name="T2"> </text:span><text:span text:style-name="T2">brightness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Confidence</text:span><text:span text:style-name="T2"> </text:span><text:span text:style-name="T2">Level</text:span></text:p>
          </table:table-cell>
          <table:table-cell table:style-name="Table1.A1" office:value-type="string">
            <text:p text:style-name="P2"><text:span text:style-name="T2">The</text:span><text:span text:style-name="T2"> </text:span><text:span text:style-name="T2">range</text:span><text:span text:style-name="T2"> </text:span><text:span text:style-name="T2">of</text:span><text:span text:style-name="T2"> </text:span><text:span text:style-name="T2">values</text:span><text:span text:style-name="T2"> </text:span><text:span text:style-name="T2">for</text:span><text:span text:style-name="T2"> </text:span><text:span text:style-name="T2">a</text:span><text:span text:style-name="T2"> </text:span><text:span text:style-name="T2">mathematical</text:span><text:span text:style-name="T2"> </text:span><text:span text:style-name="T2">variable</text:span><text:span text:style-name="T2"> </text:span><text:span text:style-name="T2">for</text:span><text:span text:style-name="T2"> </text:span><text:span text:style-name="T2">which</text:span><text:span text:style-name="T2"> </text:span><text:span text:style-name="T2">there</text:span><text:span text:style-name="T2"> </text:span><text:span text:style-name="T2">is</text:span><text:span text:style-name="T2"> </text:span><text:span text:style-name="T2">high</text:span><text:span text:style-name="T2"> </text:span><text:span text:style-name="T2">confidence</text:span><text:span text:style-name="T2"> (</text:span><text:span text:style-name="T2">usually</text:span><text:span text:style-name="T2"> 95%) </text:span><text:span text:style-name="T2">that</text:span><text:span text:style-name="T2"> </text:span><text:span text:style-name="T2">the</text:span><text:span text:style-name="T2"> </text:span><text:span text:style-name="T2">actual</text:span><text:span text:style-name="T2"> </text:span><text:span text:style-name="T2">value</text:span><text:span text:style-name="T2"> </text:span><text:span text:style-name="T2">lies</text:span><text:span text:style-name="T2"> </text:span><text:span text:style-name="T2">within</text:span><text:span text:style-name="T2"> </text:span><text:span text:style-name="T2">that</text:span><text:span text:style-name="T2"> </text:span><text:span text:style-name="T2">range</text:span><text:span text:style-name="T2">.</text:span></text:p>
          </table:table-cell>
        </table:table-row>
        <table:table-row>
          <table:table-cell table:style-name="Table1.A1" office:value-type="string">
            <text:p text:style-name="P4">Cousins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standard</text:span><text:span text:style-name="T2"> </text:span><text:span text:style-name="T2">set</text:span><text:span text:style-name="T2"> </text:span><text:span text:style-name="T2">of</text:span><text:span text:style-name="T2"> </text:span><text:span text:style-name="T2">photometric</text:span><text:span text:style-name="T2"> </text:span><text:span text:style-name="T2">filters</text:span><text:span text:style-name="T2">. </text:span><text:span text:style-name="T2">See</text:span><text:span text:style-name="T2"> </text:span><text:a xlink:type="simple" xlink:href="http://www.company7.com/library/optec/filter_monograph.pdf"><text:span text:style-name="T5">http</text:span></text:a><text:a xlink:type="simple" xlink:href="http://www.company7.com/library/optec/filter_monograph.pdf"><text:span text:style-name="T5">://</text:span></text:a><text:a xlink:type="simple" xlink:href="http://www.company7.com/library/optec/filter_monograph.pdf"><text:span text:style-name="T5">www</text:span></text:a><text:a xlink:type="simple" xlink:href="http://www.company7.com/library/optec/filter_monograph.pdf"><text:span text:style-name="T5">.</text:span></text:a><text:a xlink:type="simple" xlink:href="http://www.company7.com/library/optec/filter_monograph.pdf"><text:span text:style-name="T5">company</text:span></text:a><text:a xlink:type="simple" xlink:href="http://www.company7.com/library/optec/filter_monograph.pdf"><text:span text:style-name="T5">7.</text:span></text:a><text:a xlink:type="simple" xlink:href="http://www.company7.com/library/optec/filter_monograph.pdf"><text:span text:style-name="T5">com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library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optec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filter</text:span></text:a><text:a xlink:type="simple" xlink:href="http://www.company7.com/library/optec/filter_monograph.pdf"><text:span text:style-name="T5">_</text:span></text:a><text:a xlink:type="simple" xlink:href="http://www.company7.com/library/optec/filter_monograph.pdf"><text:span text:style-name="T5">monograph</text:span></text:a><text:a xlink:type="simple" xlink:href="http://www.company7.com/library/optec/filter_monograph.pdf"><text:span text:style-name="T5">.</text:span></text:a><text:a xlink:type="simple" xlink:href="http://www.company7.com/library/optec/filter_monograph.pdf"><text:span text:style-name="T5">pdf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Discrepant</text:span><text:span text:style-name="T2"> </text:span><text:span text:style-name="T2">Data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data</text:span><text:span text:style-name="T2"> </text:span><text:span text:style-name="T2">point</text:span><text:span text:style-name="T2"> </text:span><text:span text:style-name="T2">that</text:span><text:span text:style-name="T2"> </text:span><text:span text:style-name="T2">appears</text:span><text:span text:style-name="T2"> </text:span><text:span text:style-name="T2">to</text:span><text:span text:style-name="T2"> </text:span><text:span text:style-name="T2">vary</text:span><text:span text:style-name="T2"> </text:span><text:span text:style-name="T2">significantly</text:span><text:span text:style-name="T2"> (</text:span><text:span text:style-name="T2">well</text:span><text:span text:style-name="T2"> </text:span><text:span text:style-name="T2">outside</text:span><text:span text:style-name="T2"> </text:span><text:span text:style-name="T2">of</text:span><text:span text:style-name="T2"> </text:span><text:span text:style-name="T2">normal</text:span><text:span text:style-name="T2"> </text:span><text:span text:style-name="T2">error</text:span><text:span text:style-name="T2"> </text:span><text:span text:style-name="T2">bars</text:span><text:span text:style-name="T2">) </text:span><text:span text:style-name="T2">from</text:span><text:span text:style-name="T2"> </text:span><text:span text:style-name="T2">the</text:span><text:span text:style-name="T2"> </text:span><text:span text:style-name="T2">mean</text:span><text:span text:style-name="T2"> </text:span><text:span text:style-name="T2">and</text:span><text:span text:style-name="T2">/</text:span><text:span text:style-name="T2">or</text:span><text:span text:style-name="T2"> </text:span><text:span text:style-name="T2">other</text:span><text:span text:style-name="T2"> </text:span><text:span text:style-name="T2">observations</text:span><text:span text:style-name="T2"> </text:span><text:span text:style-name="T2">taken</text:span><text:span text:style-name="T2"> </text:span><text:span text:style-name="T2">at</text:span><text:span text:style-name="T2"> </text:span><text:span text:style-name="T2">the</text:span><text:span text:style-name="T2"> </text:span><text:span text:style-name="T2">same</text:span><text:span text:style-name="T2"> </text:span><text:span text:style-name="T2">time</text:span><text:span text:style-name="T2">. </text:span><text:span text:style-name="T2">The</text:span><text:span text:style-name="T2"> </text:span><text:span text:style-name="T2">AAVSO</text:span><text:span text:style-name="T2"> </text:span><text:span text:style-name="T2">has</text:span><text:span text:style-name="T2"> </text:span><text:span text:style-name="T2">a</text:span><text:span text:style-name="T2"> </text:span><text:span text:style-name="T2">tool</text:span><text:span text:style-name="T2"> </text:span><text:span text:style-name="T2">called</text:span><text:span text:style-name="T2"> </text:span><text:span text:style-name="T2">Zapper</text:span><text:span text:style-name="T2"> </text:span><text:span text:style-name="T2">which</text:span><text:span text:style-name="T2"> </text:span><text:span text:style-name="T2">can</text:span><text:span text:style-name="T2"> </text:span><text:span text:style-name="T2">be</text:span><text:span text:style-name="T2"> </text:span><text:span text:style-name="T2">used</text:span><text:span text:style-name="T2"> </text:span><text:span text:style-name="T2">to</text:span><text:span text:style-name="T2"> </text:span><text:span text:style-name="T2">flag</text:span><text:span text:style-name="T2"> </text:span><text:span text:style-name="T2">discrepent</text:span><text:span text:style-name="T2"> </text:span><text:span text:style-name="T2">data</text:span><text:span text:style-name="T2"> </text:span><text:span text:style-name="T2">for</text:span><text:span text:style-name="T2"> </text:span><text:span text:style-name="T2">further</text:span><text:span text:style-name="T2"> </text:span><text:span text:style-name="T2">investigation</text:span><text:span text:style-name="T2"> [</text:span><text:a xlink:type="simple" xlink:href="http://www.aavso.org/zapper"><text:span text:style-name="T5">http</text:span></text:a><text:a xlink:type="simple" xlink:href="http://www.aavso.org/zapper"><text:span text:style-name="T5">://</text:span></text:a><text:a xlink:type="simple" xlink:href="http://www.aavso.org/zapper"><text:span text:style-name="T5">www</text:span></text:a><text:a xlink:type="simple" xlink:href="http://www.aavso.org/zapper"><text:span text:style-name="T5">.</text:span></text:a><text:a xlink:type="simple" xlink:href="http://www.aavso.org/zapper"><text:span text:style-name="T5">aavso</text:span></text:a><text:a xlink:type="simple" xlink:href="http://www.aavso.org/zapper"><text:span text:style-name="T5">.</text:span></text:a><text:a xlink:type="simple" xlink:href="http://www.aavso.org/zapper"><text:span text:style-name="T5">org</text:span></text:a><text:a xlink:type="simple" xlink:href="http://www.aavso.org/zapper"><text:span text:style-name="T5">/</text:span></text:a><text:a xlink:type="simple" xlink:href="http://www.aavso.org/zapper"><text:span text:style-name="T5">zapper</text:span></text:a><text:span text:style-name="T2">].</text:span></text:p>
          </table:table-cell>
        </table:table-row>
        <table:table-row>
          <table:table-cell table:style-name="Table1.A1" office:value-type="string">
            <text:p text:style-name="P4">Epoch</text:p>
          </table:table-cell>
          <table:table-cell table:style-name="Table1.A1" office:value-type="string">
            <text:p text:style-name="P2"><text:span text:style-name="T2">In</text:span><text:span text:style-name="T2"> </text:span><text:span text:style-name="T2">a</text:span><text:span text:style-name="T2"> </text:span><text:span text:style-name="T2">phase</text:span><text:span text:style-name="T2"> </text:span><text:span text:style-name="T2">plot</text:span><text:span text:style-name="T2">, </text:span><text:span text:style-name="T2">the</text:span><text:span text:style-name="T2"> </text:span><text:span text:style-name="T2">initial</text:span><text:span text:style-name="T2"> </text:span><text:span text:style-name="T2">time</text:span><text:span text:style-name="T2"> </text:span><text:span text:style-name="T2">selected</text:span><text:span text:style-name="T2"> </text:span><text:span text:style-name="T2">to</text:span><text:span text:style-name="T2"> </text:span><text:span text:style-name="T2">begin</text:span><text:span text:style-name="T2"> </text:span><text:span text:style-name="T2">the</text:span><text:span text:style-name="T2"> </text:span><text:span text:style-name="T2">cycle</text:span><text:span text:style-name="T2"> (</text:span><text:span text:style-name="T2">e</text:span><text:span text:style-name="T2">.</text:span><text:span text:style-name="T2">g</text:span><text:span text:style-name="T2">. </text:span><text:span text:style-name="T2">the</text:span><text:span text:style-name="T2"> </text:span><text:span text:style-name="T2">time</text:span><text:span text:style-name="T2"> </text:span><text:span text:style-name="T2">of</text:span><text:span text:style-name="T2"> </text:span><text:span text:style-name="T2">the</text:span><text:span text:style-name="T2"> </text:span><text:span text:style-name="T2">first</text:span><text:span text:style-name="T2"> </text:span><text:span text:style-name="T2">observation</text:span><text:span text:style-name="T2"> </text:span><text:span text:style-name="T2">or</text:span><text:span text:style-name="T2"> </text:span><text:span text:style-name="T2">the</text:span><text:span text:style-name="T2"> </text:span><text:span text:style-name="T2">time</text:span><text:span text:style-name="T2"> </text:span><text:span text:style-name="T2">of</text:span><text:span text:style-name="T2"> </text:span><text:span text:style-name="T2">minimum</text:span><text:span text:style-name="T2">).</text:span></text:p>
          </table:table-cell>
        </table:table-row>
        <table:table-row>
          <table:table-cell table:style-name="Table1.A1" office:value-type="string">
            <text:p text:style-name="P2"><text:span text:style-name="T2">Error</text:span><text:span text:style-name="T2"> </text:span><text:span text:style-name="T2">Bar</text:span></text:p>
          </table:table-cell>
          <table:table-cell table:style-name="Table1.A1" office:value-type="string">
            <text:p text:style-name="P2"><text:span text:style-name="T2">On a graph, lines extending above and below and/or to the right and left of a data point that signify uncertainty in the measurement (usually to 95% confidence level). In VStar only error bars in magnitude are included, since uncertainty in times are not recorded in AAVSO data.</text:span></text:p>
          </table:table-cell>
        </table:table-row>
        <table:table-row>
          <table:table-cell table:style-name="Table1.A1" office:value-type="string">
            <text:p text:style-name="P2"><text:span text:style-name="T2">Fainter</text:span><text:span text:style-name="T2"> </text:span><text:span text:style-name="T2">Than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null</text:span><text:span text:style-name="T2"> </text:span><text:span text:style-name="T2">observation</text:span><text:span text:style-name="T2"> </text:span><text:span text:style-name="T2">of</text:span><text:span text:style-name="T2"> </text:span><text:span text:style-name="T2">a</text:span><text:span text:style-name="T2"> </text:span><text:span text:style-name="T2">variable</text:span><text:span text:style-name="T2"> </text:span><text:span text:style-name="T2">star</text:span><text:span text:style-name="T2"> </text:span><text:span text:style-name="T2">that</text:span><text:span text:style-name="T2"> </text:span><text:span text:style-name="T2">was</text:span><text:span text:style-name="T2"> </text:span><text:span text:style-name="T2">too</text:span><text:span text:style-name="T2"> </text:span><text:span text:style-name="T2">faint</text:span><text:span text:style-name="T2"> </text:span><text:span text:style-name="T2">for</text:span><text:span text:style-name="T2"> </text:span><text:span text:style-name="T2">the</text:span><text:span text:style-name="T2"> </text:span><text:span text:style-name="T2">instrument</text:span><text:span text:style-name="T2">/</text:span><text:span text:style-name="T2">observer</text:span><text:span text:style-name="T2">. </text:span><text:span text:style-name="T2">Since</text:span><text:span text:style-name="T2"> </text:span><text:span text:style-name="T2">the</text:span><text:span text:style-name="T2"> </text:span><text:span text:style-name="T2">star</text:span><text:span text:style-name="T2"> </text:span><text:span text:style-name="T2">was</text:span><text:span text:style-name="T2"> </text:span><text:span text:style-name="T2">not</text:span><text:span text:style-name="T2"> </text:span><text:span text:style-name="T2">actually</text:span><text:span text:style-name="T2"> </text:span><text:span text:style-name="T2">seen</text:span><text:span text:style-name="T2">/</text:span><text:span text:style-name="T2">imaged</text:span><text:span text:style-name="T2">, </text:span><text:span text:style-name="T2">it</text:span><text:span text:style-name="T2"> </text:span><text:span text:style-name="T2">can</text:span><text:span text:style-name="T2"> </text:span><text:span text:style-name="T2">only</text:span><text:span text:style-name="T2"> </text:span><text:span text:style-name="T2">be</text:span><text:span text:style-name="T2"> </text:span><text:span text:style-name="T2">said</text:span><text:span text:style-name="T2"> </text:span><text:span text:style-name="T2">that</text:span><text:span text:style-name="T2"> </text:span><text:span text:style-name="T2">at</text:span><text:span text:style-name="T2"> </text:span><text:span text:style-name="T2">that</text:span><text:span text:style-name="T2"> </text:span><text:span text:style-name="T2">time</text:span><text:span text:style-name="T2"> </text:span><text:span text:style-name="T2">it</text:span><text:span text:style-name="T2"> </text:span><text:span text:style-name="T2">was</text:span><text:span text:style-name="T2"> “</text:span><text:span text:style-name="T2">fainter</text:span><text:span text:style-name="T2"> </text:span><text:soft-page-break/><text:span text:style-name="T2">than</text:span><text:span text:style-name="T2">” </text:span><text:span text:style-name="T2">some</text:span><text:span text:style-name="T2"> </text:span><text:span text:style-name="T2">limiting</text:span><text:span text:style-name="T2"> </text:span><text:span text:style-name="T2">magnitude</text:span><text:span text:style-name="T2">.</text:span></text:p>
          </table:table-cell>
        </table:table-row>
        <table:table-row>
          <table:table-cell table:style-name="Table1.A1" office:value-type="string">
            <text:p text:style-name="P4">FITS</text:p>
          </table:table-cell>
          <table:table-cell table:style-name="Table1.A1" office:value-type="string">
            <text:p text:style-name="P2"><text:span text:style-name="T2">Flexible</text:span><text:span text:style-name="T2"> </text:span><text:span text:style-name="T2">Image</text:span><text:span text:style-name="T2"> </text:span><text:span text:style-name="T2">Transport</text:span><text:span text:style-name="T2"> </text:span><text:span text:style-name="T2">System</text:span><text:span text:style-name="T2"> </text:span><text:span text:style-name="T2">is</text:span><text:span text:style-name="T2"> </text:span><text:span text:style-name="T2">a</text:span><text:span text:style-name="T2"> </text:span><text:span text:style-name="T2">digital</text:span><text:span text:style-name="T2"> </text:span><text:span text:style-name="T2">file</text:span><text:span text:style-name="T2"> </text:span><text:span text:style-name="T2">format</text:span><text:span text:style-name="T2"> </text:span><text:span text:style-name="T2">commonly</text:span><text:span text:style-name="T2"> </text:span><text:span text:style-name="T2">used</text:span><text:span text:style-name="T2"> </text:span><text:span text:style-name="T2">in</text:span><text:span text:style-name="T2"> </text:span><text:span text:style-name="T2">astronomy</text:span><text:span text:style-name="T2"> </text:span><text:span text:style-name="T2">and</text:span><text:span text:style-name="T2"> </text:span><text:span text:style-name="T2">other</text:span><text:span text:style-name="T2"> </text:span><text:span text:style-name="T2">sciences</text:span><text:span text:style-name="T2"> </text:span><text:span text:style-name="T2">for</text:span><text:span text:style-name="T2"> </text:span><text:span text:style-name="T2">the</text:span><text:span text:style-name="T2"> </text:span><text:span text:style-name="T2">storage</text:span><text:span text:style-name="T2">, </text:span><text:span text:style-name="T2">transmission</text:span><text:span text:style-name="T2"> </text:span><text:span text:style-name="T2">and</text:span><text:span text:style-name="T2"> </text:span><text:span text:style-name="T2">processing</text:span><text:span text:style-name="T2"> </text:span><text:span text:style-name="T2">of</text:span><text:span text:style-name="T2"> </text:span><text:span text:style-name="T2">images</text:span><text:span text:style-name="T2">. </text:span></text:p>
          </table:table-cell>
        </table:table-row>
        <table:table-row>
          <table:table-cell table:style-name="Table1.A1" office:value-type="string">
            <text:p text:style-name="P2"><text:span text:style-name="T2">Fourier</text:span><text:span text:style-name="T2"> </text:span><text:span text:style-name="T2">Analysis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power</text:span><text:span text:style-name="T2"> </text:span><text:span text:style-name="T2">spectrum</text:span><text:span text:style-name="T2"> (</text:span><text:span text:style-name="T2">see</text:span><text:span text:style-name="T2"> </text:span><text:span text:style-name="T2">below</text:span><text:span text:style-name="T2">) </text:span><text:span text:style-name="T2">that</text:span><text:span text:style-name="T2"> </text:span><text:span text:style-name="T2">is</text:span><text:span text:style-name="T2"> </text:span><text:span text:style-name="T2">based</text:span><text:span text:style-name="T2"> </text:span><text:span text:style-name="T2">on</text:span><text:span text:style-name="T2"> </text:span><text:span text:style-name="T2">sinusoids</text:span><text:span text:style-name="T2">.</text:span></text:p>
          </table:table-cell>
        </table:table-row>
        <table:table-row>
          <table:table-cell table:style-name="Table1.A1" office:value-type="string">
            <text:p text:style-name="P4">Harmonics</text:p>
          </table:table-cell>
          <table:table-cell table:style-name="Table1.A1" office:value-type="string">
            <text:p text:style-name="P2"><text:span text:style-name="T2">The</text:span><text:span text:style-name="T2"> </text:span><text:span text:style-name="T2">fundamental</text:span><text:span text:style-name="T2"> </text:span><text:span text:style-name="T2">period</text:span><text:span text:style-name="T2"> </text:span><text:span text:style-name="T2">divided</text:span><text:span text:style-name="T2"> </text:span><text:span text:style-name="T2">by</text:span><text:span text:style-name="T2"> </text:span><text:span text:style-name="T2">an</text:span><text:span text:style-name="T2"> </text:span><text:span text:style-name="T2">integer</text:span><text:span text:style-name="T2"> (</text:span><text:span text:style-name="T2">i</text:span><text:span text:style-name="T2">.</text:span><text:span text:style-name="T2">e</text:span><text:span text:style-name="T2">. </text:span><text:span text:style-name="T2">half</text:span><text:span text:style-name="T2"> </text:span><text:span text:style-name="T2">the</text:span><text:span text:style-name="T2"> </text:span><text:span text:style-name="T2">period</text:span><text:span text:style-name="T2">, </text:span><text:span text:style-name="T2">one</text:span><text:span text:style-name="T2">-</text:span><text:span text:style-name="T2">third</text:span><text:span text:style-name="T2"> </text:span><text:span text:style-name="T2">the</text:span><text:span text:style-name="T2"> </text:span><text:span text:style-name="T2">period</text:span><text:span text:style-name="T2">).</text:span></text:p>
          </table:table-cell>
        </table:table-row>
        <table:table-row>
          <table:table-cell table:style-name="Table1.A1" office:value-type="string">
            <text:p text:style-name="P2"><text:span text:style-name="T2">Heliocentric</text:span><text:span text:style-name="T2"> </text:span><text:span text:style-name="T2">Julian</text:span><text:span text:style-name="T2"> </text:span><text:span text:style-name="T2">Day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recalculation</text:span><text:span text:style-name="T2"> </text:span><text:span text:style-name="T2">of</text:span><text:span text:style-name="T2"> </text:span><text:span text:style-name="T2">the</text:span><text:span text:style-name="T2"> </text:span><text:span text:style-name="T2">Julian</text:span><text:span text:style-name="T2"> </text:span><text:span text:style-name="T2">date</text:span><text:span text:style-name="T2"> </text:span><text:span text:style-name="T2">to</text:span><text:span text:style-name="T2"> </text:span><text:span text:style-name="T2">take</text:span><text:span text:style-name="T2"> </text:span><text:span text:style-name="T2">into</text:span><text:span text:style-name="T2"> </text:span><text:span text:style-name="T2">account</text:span><text:span text:style-name="T2"> </text:span><text:span text:style-name="T2">the</text:span><text:span text:style-name="T2"> </text:span><text:span text:style-name="T2">earth</text:span><text:span text:style-name="T2">’</text:span><text:span text:style-name="T2">s</text:span><text:span text:style-name="T2"> </text:span><text:span text:style-name="T2">distance</text:span><text:span text:style-name="T2"> </text:span><text:span text:style-name="T2">from</text:span><text:span text:style-name="T2"> </text:span><text:span text:style-name="T2">the</text:span><text:span text:style-name="T2"> </text:span><text:span text:style-name="T2">sun</text:span><text:span text:style-name="T2">; </text:span><text:span text:style-name="T2">i</text:span><text:span text:style-name="T2">.</text:span><text:span text:style-name="T2">e</text:span><text:span text:style-name="T2">. </text:span><text:span text:style-name="T2">the</text:span><text:span text:style-name="T2"> </text:span><text:span text:style-name="T2">Julian</text:span><text:span text:style-name="T2"> </text:span><text:span text:style-name="T2">Date</text:span><text:span text:style-name="T2"> </text:span><text:span text:style-name="T2">if</text:span><text:span text:style-name="T2"> </text:span><text:span text:style-name="T2">the</text:span><text:span text:style-name="T2"> </text:span><text:span text:style-name="T2">star</text:span><text:span text:style-name="T2"> </text:span><text:span text:style-name="T2">were</text:span><text:span text:style-name="T2"> </text:span><text:span text:style-name="T2">measured</text:span><text:span text:style-name="T2"> </text:span><text:span text:style-name="T2">from</text:span><text:span text:style-name="T2"> </text:span><text:span text:style-name="T2">the</text:span><text:span text:style-name="T2"> </text:span><text:span text:style-name="T2">center</text:span><text:span text:style-name="T2"> </text:span><text:span text:style-name="T2">of</text:span><text:span text:style-name="T2"> </text:span><text:span text:style-name="T2">the</text:span><text:span text:style-name="T2"> </text:span><text:span text:style-name="T2">sun</text:span><text:span text:style-name="T2">. </text:span><text:span text:style-name="T2">See</text:span><text:span text:style-name="T2"> </text:span><text:a xlink:type="simple" xlink:href="http://www.physics.sfasu.edu/astro/javascript/hjd.html"><text:span text:style-name="T5">http</text:span></text:a><text:a xlink:type="simple" xlink:href="http://www.physics.sfasu.edu/astro/javascript/hjd.html"><text:span text:style-name="T5">://</text:span></text:a><text:a xlink:type="simple" xlink:href="http://www.physics.sfasu.edu/astro/javascript/hjd.html"><text:span text:style-name="T5">www</text:span></text:a><text:a xlink:type="simple" xlink:href="http://www.physics.sfasu.edu/astro/javascript/hjd.html"><text:span text:style-name="T5">.</text:span></text:a><text:a xlink:type="simple" xlink:href="http://www.physics.sfasu.edu/astro/javascript/hjd.html"><text:span text:style-name="T5">physics</text:span></text:a><text:a xlink:type="simple" xlink:href="http://www.physics.sfasu.edu/astro/javascript/hjd.html"><text:span text:style-name="T5">.</text:span></text:a><text:a xlink:type="simple" xlink:href="http://www.physics.sfasu.edu/astro/javascript/hjd.html"><text:span text:style-name="T5">sfasu</text:span></text:a><text:a xlink:type="simple" xlink:href="http://www.physics.sfasu.edu/astro/javascript/hjd.html"><text:span text:style-name="T5">.</text:span></text:a><text:a xlink:type="simple" xlink:href="http://www.physics.sfasu.edu/astro/javascript/hjd.html"><text:span text:style-name="T5">edu</text:span></text:a><text:a xlink:type="simple" xlink:href="http://www.physics.sfasu.edu/astro/javascript/hjd.html"><text:span text:style-name="T5">/</text:span></text:a><text:a xlink:type="simple" xlink:href="http://www.physics.sfasu.edu/astro/javascript/hjd.html"><text:span text:style-name="T5">astro</text:span></text:a><text:a xlink:type="simple" xlink:href="http://www.physics.sfasu.edu/astro/javascript/hjd.html"><text:span text:style-name="T5">/</text:span></text:a><text:a xlink:type="simple" xlink:href="http://www.physics.sfasu.edu/astro/javascript/hjd.html"><text:span text:style-name="T5">javascript</text:span></text:a><text:a xlink:type="simple" xlink:href="http://www.physics.sfasu.edu/astro/javascript/hjd.html"><text:span text:style-name="T5">/</text:span></text:a><text:a xlink:type="simple" xlink:href="http://www.physics.sfasu.edu/astro/javascript/hjd.html"><text:span text:style-name="T5">hjd</text:span></text:a><text:a xlink:type="simple" xlink:href="http://www.physics.sfasu.edu/astro/javascript/hjd.html"><text:span text:style-name="T5">.</text:span></text:a><text:a xlink:type="simple" xlink:href="http://www.physics.sfasu.edu/astro/javascript/hjd.html"><text:span text:style-name="T5">html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4">HJD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Heliocentric</text:span><text:span text:style-name="T2"> </text:span><text:span text:style-name="T2">Julian</text:span><text:span text:style-name="T2"> </text:span><text:span text:style-name="T2">Day</text:span><text:span text:style-name="T2">.</text:span></text:p>
          </table:table-cell>
        </table:table-row>
        <table:table-row>
          <table:table-cell table:style-name="Table1.A1" office:value-type="string">
            <text:p text:style-name="P4">JD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Julian</text:span><text:span text:style-name="T2"> </text:span><text:span text:style-name="T2">Day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Johnson</text:span><text:span text:style-name="T2"> </text:span><text:span text:style-name="T2">Band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standard</text:span><text:span text:style-name="T2"> </text:span><text:span text:style-name="T2">set</text:span><text:span text:style-name="T2"> </text:span><text:span text:style-name="T2">of</text:span><text:span text:style-name="T2"> </text:span><text:span text:style-name="T2">photometric</text:span><text:span text:style-name="T2"> </text:span><text:span text:style-name="T2">filters</text:span><text:span text:style-name="T2">. </text:span><text:span text:style-name="T2">See</text:span><text:span text:style-name="T2"> </text:span><text:a xlink:type="simple" xlink:href="http://www.company7.com/library/optec/filter_monograph.pdf"><text:span text:style-name="T5">http</text:span></text:a><text:a xlink:type="simple" xlink:href="http://www.company7.com/library/optec/filter_monograph.pdf"><text:span text:style-name="T5">://</text:span></text:a><text:a xlink:type="simple" xlink:href="http://www.company7.com/library/optec/filter_monograph.pdf"><text:span text:style-name="T5">www</text:span></text:a><text:a xlink:type="simple" xlink:href="http://www.company7.com/library/optec/filter_monograph.pdf"><text:span text:style-name="T5">.</text:span></text:a><text:a xlink:type="simple" xlink:href="http://www.company7.com/library/optec/filter_monograph.pdf"><text:span text:style-name="T5">company</text:span></text:a><text:a xlink:type="simple" xlink:href="http://www.company7.com/library/optec/filter_monograph.pdf"><text:span text:style-name="T5">7.</text:span></text:a><text:a xlink:type="simple" xlink:href="http://www.company7.com/library/optec/filter_monograph.pdf"><text:span text:style-name="T5">com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library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optec</text:span></text:a><text:a xlink:type="simple" xlink:href="http://www.company7.com/library/optec/filter_monograph.pdf"><text:span text:style-name="T5">/</text:span></text:a><text:a xlink:type="simple" xlink:href="http://www.company7.com/library/optec/filter_monograph.pdf"><text:span text:style-name="T5">filter</text:span></text:a><text:a xlink:type="simple" xlink:href="http://www.company7.com/library/optec/filter_monograph.pdf"><text:span text:style-name="T5">_</text:span></text:a><text:a xlink:type="simple" xlink:href="http://www.company7.com/library/optec/filter_monograph.pdf"><text:span text:style-name="T5">monograph</text:span></text:a><text:a xlink:type="simple" xlink:href="http://www.company7.com/library/optec/filter_monograph.pdf"><text:span text:style-name="T5">.</text:span></text:a><text:a xlink:type="simple" xlink:href="http://www.company7.com/library/optec/filter_monograph.pdf"><text:span text:style-name="T5">pdf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Julian</text:span><text:span text:style-name="T2"> </text:span><text:span text:style-name="T2">Day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continuous</text:span><text:span text:style-name="T2"> </text:span><text:span text:style-name="T2">account</text:span><text:span text:style-name="T2"> </text:span><text:span text:style-name="T2">of</text:span><text:span text:style-name="T2"> </text:span><text:span text:style-name="T2">the</text:span><text:span text:style-name="T2"> </text:span><text:span text:style-name="T2">days</text:span><text:span text:style-name="T2"> (</text:span><text:span text:style-name="T2">and</text:span><text:span text:style-name="T2"> </text:span><text:span text:style-name="T2">fractions</text:span><text:span text:style-name="T2"> </text:span><text:span text:style-name="T2">of</text:span><text:span text:style-name="T2"> </text:span><text:span text:style-name="T2">a</text:span><text:span text:style-name="T2"> </text:span><text:span text:style-name="T2">day</text:span><text:span text:style-name="T2">) </text:span><text:span text:style-name="T2">from</text:span><text:span text:style-name="T2"> </text:span><text:span text:style-name="T2">noon</text:span><text:span text:style-name="T2"> </text:span><text:span text:style-name="T2">Universal</text:span><text:span text:style-name="T2"> </text:span><text:span text:style-name="T2">Time</text:span><text:span text:style-name="T2"> </text:span><text:span text:style-name="T2">on</text:span><text:span text:style-name="T2"> </text:span><text:span text:style-name="T2">January</text:span><text:span text:style-name="T2"> 1, 4713 </text:span><text:span text:style-name="T2">BCE</text:span><text:span text:style-name="T2">. </text:span><text:span text:style-name="T2">See</text:span><text:span text:style-name="T2"> </text:span><text:a xlink:type="simple" xlink:href="http://aa.usno.navy.mil/data/docs/JulianDate.php"><text:span text:style-name="T5">http</text:span></text:a><text:a xlink:type="simple" xlink:href="http://aa.usno.navy.mil/data/docs/JulianDate.php"><text:span text:style-name="T5">://</text:span></text:a><text:a xlink:type="simple" xlink:href="http://aa.usno.navy.mil/data/docs/JulianDate.php"><text:span text:style-name="T5">aa</text:span></text:a><text:a xlink:type="simple" xlink:href="http://aa.usno.navy.mil/data/docs/JulianDate.php"><text:span text:style-name="T5">.</text:span></text:a><text:a xlink:type="simple" xlink:href="http://aa.usno.navy.mil/data/docs/JulianDate.php"><text:span text:style-name="T5">usno</text:span></text:a><text:a xlink:type="simple" xlink:href="http://aa.usno.navy.mil/data/docs/JulianDate.php"><text:span text:style-name="T5">.</text:span></text:a><text:a xlink:type="simple" xlink:href="http://aa.usno.navy.mil/data/docs/JulianDate.php"><text:span text:style-name="T5">navy</text:span></text:a><text:a xlink:type="simple" xlink:href="http://aa.usno.navy.mil/data/docs/JulianDate.php"><text:span text:style-name="T5">.</text:span></text:a><text:a xlink:type="simple" xlink:href="http://aa.usno.navy.mil/data/docs/JulianDate.php"><text:span text:style-name="T5">mil</text:span></text:a><text:a xlink:type="simple" xlink:href="http://aa.usno.navy.mil/data/docs/JulianDate.php"><text:span text:style-name="T5">/</text:span></text:a><text:a xlink:type="simple" xlink:href="http://aa.usno.navy.mil/data/docs/JulianDate.php"><text:span text:style-name="T5">data</text:span></text:a><text:a xlink:type="simple" xlink:href="http://aa.usno.navy.mil/data/docs/JulianDate.php"><text:span text:style-name="T5">/</text:span></text:a><text:a xlink:type="simple" xlink:href="http://aa.usno.navy.mil/data/docs/JulianDate.php"><text:span text:style-name="T5">docs</text:span></text:a><text:a xlink:type="simple" xlink:href="http://aa.usno.navy.mil/data/docs/JulianDate.php"><text:span text:style-name="T5">/</text:span></text:a><text:a xlink:type="simple" xlink:href="http://aa.usno.navy.mil/data/docs/JulianDate.php"><text:span text:style-name="T5">JulianDate</text:span></text:a><text:a xlink:type="simple" xlink:href="http://aa.usno.navy.mil/data/docs/JulianDate.php"><text:span text:style-name="T5">.</text:span></text:a><text:a xlink:type="simple" xlink:href="http://aa.usno.navy.mil/data/docs/JulianDate.php"><text:span text:style-name="T5">php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4">Kepler</text:p>
          </table:table-cell>
          <table:table-cell table:style-name="Table1.A1" office:value-type="string">
            <text:p text:style-name="P2"><text:span text:style-name="T2">An</text:span><text:span text:style-name="T2"> </text:span><text:span text:style-name="T2">exoplanet</text:span><text:span text:style-name="T2">-</text:span><text:span text:style-name="T2">seeking</text:span><text:span text:style-name="T2"> </text:span><text:span text:style-name="T2">space</text:span><text:span text:style-name="T2"> </text:span><text:span text:style-name="T2">telescope</text:span><text:span text:style-name="T2"> </text:span><text:span text:style-name="T2">that</text:span><text:span text:style-name="T2"> </text:span><text:span text:style-name="T2">records</text:span><text:span text:style-name="T2"> </text:span><text:span text:style-name="T2">variations</text:span><text:span text:style-name="T2"> </text:span><text:span text:style-name="T2">in</text:span><text:span text:style-name="T2"> </text:span><text:span text:style-name="T2">brightness</text:span><text:span text:style-name="T2"> </text:span><text:span text:style-name="T2">for</text:span><text:span text:style-name="T2"> </text:span><text:span text:style-name="T2">approximately</text:span><text:span text:style-name="T2"> 150,000 </text:span><text:span text:style-name="T2">stars</text:span><text:span text:style-name="T2"> </text:span><text:span text:style-name="T2">in</text:span><text:span text:style-name="T2"> </text:span><text:span text:style-name="T2">a</text:span><text:span text:style-name="T2"> </text:span><text:span text:style-name="T2">single</text:span><text:span text:style-name="T2"> </text:span><text:span text:style-name="T2">field</text:span><text:span text:style-name="T2"> </text:span><text:span text:style-name="T2">of</text:span><text:span text:style-name="T2"> </text:span><text:span text:style-name="T2">view</text:span><text:span text:style-name="T2"> </text:span><text:span text:style-name="T2">near</text:span><text:span text:style-name="T2"> </text:span><text:span text:style-name="T2">the</text:span><text:span text:style-name="T2"> </text:span><text:span text:style-name="T2">Cygnus</text:span><text:span text:style-name="T2">/</text:span><text:span text:style-name="T2">Lyra</text:span><text:span text:style-name="T2"> </text:span><text:span text:style-name="T2">border</text:span><text:span text:style-name="T2">. </text:span><text:span text:style-name="T2">In</text:span><text:span text:style-name="T2"> </text:span><text:span text:style-name="T2">addition</text:span><text:span text:style-name="T2"> </text:span><text:span text:style-name="T2">to</text:span><text:span text:style-name="T2"> </text:span><text:span text:style-name="T2">discovering</text:span><text:span text:style-name="T2"> </text:span><text:span text:style-name="T2">exoplanets</text:span><text:span text:style-name="T2"> (</text:span><text:span text:style-name="T2">via</text:span><text:span text:style-name="T2"> </text:span><text:span text:style-name="T2">the</text:span><text:span text:style-name="T2"> </text:span><text:span text:style-name="T2">transit</text:span><text:span text:style-name="T2"> </text:span><text:span text:style-name="T2">method</text:span><text:span text:style-name="T2">) </text:span><text:span text:style-name="T2">it</text:span><text:span text:style-name="T2"> </text:span><text:span text:style-name="T2">also</text:span><text:span text:style-name="T2"> </text:span><text:span text:style-name="T2">captures</text:span><text:span text:style-name="T2"> </text:span><text:span text:style-name="T2">observations</text:span><text:span text:style-name="T2"> </text:span><text:span text:style-name="T2">of</text:span><text:span text:style-name="T2"> </text:span><text:span text:style-name="T2">numerous</text:span><text:span text:style-name="T2"> </text:span><text:span text:style-name="T2">variable</text:span><text:span text:style-name="T2"> </text:span><text:span text:style-name="T2">stars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Light</text:span><text:span text:style-name="T2"> </text:span><text:span text:style-name="T2">Curve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plot</text:span><text:span text:style-name="T2"> </text:span><text:span text:style-name="T2">of</text:span><text:span text:style-name="T2"> </text:span><text:span text:style-name="T2">variations</text:span><text:span text:style-name="T2"> </text:span><text:span text:style-name="T2">in</text:span><text:span text:style-name="T2"> </text:span><text:span text:style-name="T2">magnitude</text:span><text:span text:style-name="T2"> </text:span><text:span text:style-name="T2">over</text:span><text:span text:style-name="T2"> </text:span><text:span text:style-name="T2">time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Mean</text:span><text:span text:style-name="T2"> </text:span><text:span text:style-name="T2">Series</text:span></text:p>
          </table:table-cell>
          <table:table-cell table:style-name="Table1.A1" office:value-type="string">
            <text:p text:style-name="P2"><text:span text:style-name="T2">Calculating</text:span><text:span text:style-name="T2"> </text:span><text:span text:style-name="T2">the</text:span><text:span text:style-name="T2"> </text:span><text:span text:style-name="T2">mean</text:span><text:span text:style-name="T2"> </text:span><text:span text:style-name="T2">of</text:span><text:span text:style-name="T2"> </text:span><text:span text:style-name="T2">observations</text:span><text:span text:style-name="T2"> </text:span><text:span text:style-name="T2">for</text:span><text:span text:style-name="T2"> </text:span><text:span text:style-name="T2">equal</text:span><text:span text:style-name="T2"> </text:span><text:span text:style-name="T2">sized</text:span><text:span text:style-name="T2"> </text:span><text:span text:style-name="T2">bins</text:span><text:span text:style-name="T2"> </text:span><text:span text:style-name="T2">of</text:span><text:span text:style-name="T2"> </text:span><text:span text:style-name="T2">Julian</text:span><text:span text:style-name="T2"> </text:span><text:span text:style-name="T2">Date</text:span><text:span text:style-name="T2">s</text:span><text:span text:style-name="T2"> </text:span><text:span text:style-name="T2">or</text:span><text:span text:style-name="T2"> </text:span><text:span text:style-name="T2">phase</text:span><text:span text:style-name="T2"> “</text:span><text:span text:style-name="T2">steps</text:span><text:span text:style-name="T2">” </text:span><text:span text:style-name="T2">to</text:span><text:span text:style-name="T2"> </text:span><text:span text:style-name="T2">construct</text:span><text:span text:style-name="T2"> </text:span><text:span text:style-name="T2">a</text:span><text:span text:style-name="T2"> </text:span><text:span text:style-name="T2">mean</text:span><text:span text:style-name="T2"> </text:span><text:span text:style-name="T2">light</text:span><text:span text:style-name="T2"> </text:span><text:span text:style-name="T2">curve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Observer</text:span><text:span text:style-name="T2"> </text:span><text:span text:style-name="T2">Code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unique</text:span><text:span text:style-name="T2"> 3 </text:span><text:span text:style-name="T2">or</text:span><text:span text:style-name="T2"> 4 </text:span><text:span text:style-name="T2">letter</text:span><text:span text:style-name="T2"> </text:span><text:span text:style-name="T2">code</text:span><text:span text:style-name="T2"> </text:span><text:span text:style-name="T2">assigned</text:span><text:span text:style-name="T2"> </text:span><text:span text:style-name="T2">to</text:span><text:span text:style-name="T2"> </text:span><text:span text:style-name="T2">each</text:span><text:span text:style-name="T2"> </text:span><text:span text:style-name="T2">observer</text:span><text:span text:style-name="T2"> </text:span><text:span text:style-name="T2">by</text:span><text:span text:style-name="T2"> </text:span><text:span text:style-name="T2">the</text:span><text:span text:style-name="T2"> </text:span><text:span text:style-name="T2">AAVSO</text:span><text:span text:style-name="T2">. </text:span><text:span text:style-name="T2">Individual</text:span><text:span text:style-name="T2"> </text:span><text:span text:style-name="T2">observations</text:span><text:span text:style-name="T2"> </text:span><text:span text:style-name="T2">are</text:span><text:span text:style-name="T2"> </text:span><text:span text:style-name="T2">tagged</text:span><text:span text:style-name="T2"> </text:span><text:span text:style-name="T2">by</text:span><text:span text:style-name="T2"> </text:span><text:span text:style-name="T2">the</text:span><text:span text:style-name="T2"> </text:span><text:span text:style-name="T2">observer</text:span><text:span text:style-name="T2"> </text:span><text:span text:style-name="T2">code</text:span><text:span text:style-name="T2"> </text:span><text:span text:style-name="T2">in</text:span><text:span text:style-name="T2"> </text:span><text:span text:style-name="T2">the</text:span><text:span text:style-name="T2"> </text:span><text:span text:style-name="T2">database</text:span><text:span text:style-name="T2">.</text:span></text:p>
          </table:table-cell>
        </table:table-row>
        <table:table-row>
          <table:table-cell table:style-name="Table1.A1" office:value-type="string">
            <text:p text:style-name="P4">Period</text:p>
          </table:table-cell>
          <table:table-cell table:style-name="Table1.A1" office:value-type="string">
            <text:p text:style-name="P2"><text:span text:style-name="T2">The</text:span><text:span text:style-name="T2"> </text:span><text:span text:style-name="T2">time</text:span><text:span text:style-name="T2"> </text:span><text:span text:style-name="T2">between</text:span><text:span text:style-name="T2"> </text:span><text:span text:style-name="T2">two</text:span><text:span text:style-name="T2"> </text:span><text:span text:style-name="T2">repetitions</text:span><text:span text:style-name="T2"> </text:span><text:span text:style-name="T2">of</text:span><text:span text:style-name="T2"> </text:span><text:span text:style-name="T2">a</text:span><text:span text:style-name="T2"> </text:span><text:span text:style-name="T2">cycle</text:span><text:span text:style-name="T2"> (</text:span><text:span text:style-name="T2">often</text:span><text:span text:style-name="T2"> </text:span><text:span text:style-name="T2">peak</text:span><text:span text:style-name="T2">-</text:span><text:span text:style-name="T2">to</text:span><text:span text:style-name="T2">-</text:span><text:span text:style-name="T2">peak</text:span><text:span text:style-name="T2">).</text:span></text:p>
          </table:table-cell>
        </table:table-row>
        <table:table-row>
          <table:table-cell table:style-name="Table1.A1" office:value-type="string">
            <text:p text:style-name="P2"><text:span text:style-name="T2">Phase</text:span><text:span text:style-name="T2"> </text:span><text:span text:style-name="T2">Plot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plot</text:span><text:span text:style-name="T2"> </text:span><text:span text:style-name="T2">in</text:span><text:span text:style-name="T2"> </text:span><text:span text:style-name="T2">which</text:span><text:span text:style-name="T2"> </text:span><text:span text:style-name="T2">the</text:span><text:span text:style-name="T2"> </text:span><text:span text:style-name="T2">periodic</text:span><text:span text:style-name="T2"> </text:span><text:span text:style-name="T2">data</text:span><text:span text:style-name="T2"> </text:span><text:span text:style-name="T2">is</text:span><text:span text:style-name="T2"> “</text:span><text:span text:style-name="T2">folded</text:span><text:span text:style-name="T2">” </text:span><text:span text:style-name="T2">such</text:span><text:span text:style-name="T2"> </text:span><text:span text:style-name="T2">that</text:span><text:span text:style-name="T2">, </text:span><text:span text:style-name="T2">if</text:span><text:span text:style-name="T2"> </text:span><text:span text:style-name="T2">the</text:span><text:span text:style-name="T2"> </text:span><text:span text:style-name="T2">correct</text:span><text:span text:style-name="T2"> </text:span><text:span text:style-name="T2">period</text:span><text:span text:style-name="T2"> </text:span><text:span text:style-name="T2">is</text:span><text:span text:style-name="T2"> </text:span><text:span text:style-name="T2">selected</text:span><text:span text:style-name="T2">, </text:span><text:span text:style-name="T2">each</text:span><text:span text:style-name="T2"> </text:span><text:span text:style-name="T2">individual</text:span><text:span text:style-name="T2"> </text:span><text:span text:style-name="T2">instance</text:span><text:span text:style-name="T2"> </text:span><text:span text:style-name="T2">of</text:span><text:span text:style-name="T2"> </text:span><text:span text:style-name="T2">the</text:span><text:span text:style-name="T2"> </text:span><text:span text:style-name="T2">cycle</text:span><text:span text:style-name="T2"> </text:span><text:span text:style-name="T2">aligns</text:span><text:span text:style-name="T2"> </text:span><text:span text:style-name="T2">with</text:span><text:span text:style-name="T2"> </text:span><text:span text:style-name="T2">the</text:span><text:span text:style-name="T2"> </text:span><text:span text:style-name="T2">others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Polynomial</text:span><text:span text:style-name="T2"> </text:span><text:span text:style-name="T2">model</text:span><text:span text:style-name="T2"> (</text:span><text:span text:style-name="T2">polynomial</text:span><text:span text:style-name="T2"> </text:span><text:span text:style-name="T2">fit</text:span><text:span text:style-name="T2">)</text:span></text:p>
          </table:table-cell>
          <table:table-cell table:style-name="Table1.A1" office:value-type="string">
            <text:p text:style-name="P2"><text:span text:style-name="T2">Representing</text:span><text:span text:style-name="T2"> </text:span><text:span text:style-name="T2">data</text:span><text:span text:style-name="T2"> </text:span><text:span text:style-name="T2">as</text:span><text:span text:style-name="T2"> </text:span><text:span text:style-name="T2">a</text:span><text:span text:style-name="T2"> </text:span><text:span text:style-name="T2">sum</text:span><text:span text:style-name="T2"> </text:span><text:span text:style-name="T2">of</text:span><text:span text:style-name="T2"> </text:span><text:span text:style-name="T2">terms</text:span><text:span text:style-name="T2"> </text:span><text:span text:style-name="T2">of</text:span><text:span text:style-name="T2"> </text:span><text:span text:style-name="T2">the</text:span><text:span text:style-name="T2"> </text:span><text:span text:style-name="T2">form</text:span><text:span text:style-name="T2"> </text:span><text:span text:style-name="T2">β</text:span><text:span text:style-name="T3">i</text:span><text:span text:style-name="T2">t</text:span><text:span text:style-name="T4">i</text:span><text:span text:style-name="T4"> </text:span><text:span text:style-name="T2">where</text:span><text:span text:style-name="T2"> </text:span><text:span text:style-name="T2">i</text:span><text:span text:style-name="T2">=0,1,2...</text:span><text:span text:style-name="T2">. </text:span><text:span text:style-name="T2">See</text:span><text:span text:style-name="T2"> </text:span><text:span text:style-name="T2">Foster</text:span><text:span text:style-name="T2"> (2010).</text:span></text:p>
          </table:table-cell>
        </table:table-row>
        <table:table-row>
          <table:table-cell table:style-name="Table1.A1" office:value-type="string">
            <text:p text:style-name="P2"><text:span text:style-name="T2">Power</text:span><text:span text:style-name="T2"> </text:span><text:span text:style-name="T2">Spectrum</text:span></text:p>
          </table:table-cell>
          <table:table-cell table:style-name="Table1.A1" office:value-type="string">
            <text:p text:style-name="P2"><text:span text:style-name="T2">Also</text:span><text:span text:style-name="T2"> </text:span><text:span text:style-name="T2">known</text:span><text:span text:style-name="T2"> </text:span><text:span text:style-name="T2">as</text:span><text:span text:style-name="T2"> </text:span><text:span text:style-name="T2">a</text:span><text:span text:style-name="T2"> </text:span><text:span text:style-name="T2">periodogram</text:span><text:span text:style-name="T2">; </text:span><text:span text:style-name="T2">A</text:span><text:span text:style-name="T2"> </text:span><text:span text:style-name="T2">plot</text:span><text:span text:style-name="T2"> </text:span><text:span text:style-name="T2">of</text:span><text:span text:style-name="T2"> </text:span><text:span text:style-name="T2">frequency</text:span><text:span text:style-name="T2"> </text:span><text:span text:style-name="T2">versus</text:span><text:span text:style-name="T2"> </text:span><text:soft-page-break/><text:span text:style-name="T2">power</text:span><text:span text:style-name="T2"> </text:span><text:span text:style-name="T2">that</text:span><text:span text:style-name="T2"> </text:span><text:span text:style-name="T2">is</text:span><text:span text:style-name="T2"> </text:span><text:span text:style-name="T2">used</text:span><text:span text:style-name="T2"> </text:span><text:span text:style-name="T2">when</text:span><text:span text:style-name="T2"> </text:span><text:span text:style-name="T2">a</text:span><text:span text:style-name="T2"> </text:span><text:span text:style-name="T2">trial</text:span><text:span text:style-name="T2"> </text:span><text:span text:style-name="T2">frequency</text:span><text:span text:style-name="T2"> </text:span><text:span text:style-name="T2">is</text:span><text:span text:style-name="T2"> </text:span><text:span text:style-name="T2">presumed</text:span><text:span text:style-name="T2"> </text:span><text:span text:style-name="T2">in</text:span><text:span text:style-name="T2"> </text:span><text:span text:style-name="T2">order</text:span><text:span text:style-name="T2"> </text:span><text:span text:style-name="T2">to</text:span><text:span text:style-name="T2"> </text:span><text:span text:style-name="T2">find</text:span><text:span text:style-name="T2"> </text:span><text:span text:style-name="T2">periodicity</text:span><text:span text:style-name="T2"> </text:span><text:span text:style-name="T2">in</text:span><text:span text:style-name="T2"> </text:span><text:span text:style-name="T2">the</text:span><text:span text:style-name="T2"> </text:span><text:span text:style-name="T2">data</text:span><text:span text:style-name="T2">. </text:span><text:span text:style-name="T2">Here</text:span><text:span text:style-name="T2"> </text:span><text:span text:style-name="T2">power</text:span><text:span text:style-name="T2"> </text:span><text:span text:style-name="T2">is</text:span><text:span text:style-name="T2"> </text:span><text:span text:style-name="T2">a</text:span><text:span text:style-name="T2"> </text:span><text:span text:style-name="T2">measure</text:span><text:span text:style-name="T2"> </text:span><text:span text:style-name="T2">of</text:span><text:span text:style-name="T2"> </text:span><text:span text:style-name="T2">the</text:span><text:span text:style-name="T2"> </text:span><text:span text:style-name="T2">statistical</text:span><text:span text:style-name="T2"> </text:span><text:span text:style-name="T2">significance</text:span><text:span text:style-name="T2"> </text:span><text:span text:style-name="T2">of</text:span><text:span text:style-name="T2"> </text:span><text:span text:style-name="T2">the</text:span><text:span text:style-name="T2"> </text:span><text:span text:style-name="T2">fit</text:span><text:span text:style-name="T2"> </text:span><text:span text:style-name="T2">of</text:span><text:span text:style-name="T2"> </text:span><text:span text:style-name="T2">the</text:span><text:span text:style-name="T2"> </text:span><text:span text:style-name="T2">trial</text:span><text:span text:style-name="T2"> </text:span><text:span text:style-name="T2">frequency</text:span><text:span text:style-name="T2"> </text:span><text:span text:style-name="T2">to</text:span><text:span text:style-name="T2"> </text:span><text:span text:style-name="T2">the</text:span><text:span text:style-name="T2"> </text:span><text:span text:style-name="T2">actual</text:span><text:span text:style-name="T2"> </text:span><text:span text:style-name="T2">data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Pre</text:span><text:span text:style-name="T2">-</text:span><text:span text:style-name="T2">whitening</text:span></text:p>
          </table:table-cell>
          <table:table-cell table:style-name="Table1.A1" office:value-type="string">
            <text:p text:style-name="P2"><text:span text:style-name="T2">In</text:span><text:span text:style-name="T2"> </text:span><text:span text:style-name="T2">order</text:span><text:span text:style-name="T2"> </text:span><text:span text:style-name="T2">to</text:span><text:span text:style-name="T2"> </text:span><text:span text:style-name="T2">examine</text:span><text:span text:style-name="T2"> </text:span><text:span text:style-name="T2">residuals</text:span><text:span text:style-name="T2"> </text:span><text:span text:style-name="T2">in</text:span><text:span text:style-name="T2"> </text:span><text:span text:style-name="T2">the</text:span><text:span text:style-name="T2"> </text:span><text:span text:style-name="T2">data</text:span><text:span text:style-name="T2"> </text:span><text:span text:style-name="T2">set</text:span><text:span text:style-name="T2">, </text:span><text:span text:style-name="T2">the</text:span><text:span text:style-name="T2"> </text:span><text:span text:style-name="T2">strongest</text:span><text:span text:style-name="T2"> </text:span><text:span text:style-name="T2">signal</text:span><text:span text:style-name="T2"> (</text:span><text:span text:style-name="T2">highest</text:span><text:span text:style-name="T2"> </text:span><text:span text:style-name="T2">peak</text:span><text:span text:style-name="T2">) </text:span><text:span text:style-name="T2">is</text:span><text:span text:style-name="T2"> </text:span><text:span text:style-name="T2">removed</text:span><text:span text:style-name="T2">. </text:span><text:span text:style-name="T2">This</text:span><text:span text:style-name="T2"> </text:span><text:span text:style-name="T2">permits</text:span><text:span text:style-name="T2"> </text:span><text:span text:style-name="T2">additional</text:span><text:span text:style-name="T2"> </text:span><text:span text:style-name="T2">periods</text:span><text:span text:style-name="T2"> </text:span><text:span text:style-name="T2">to</text:span><text:span text:style-name="T2"> </text:span><text:span text:style-name="T2">be</text:span><text:span text:style-name="T2"> </text:span><text:span text:style-name="T2">searched</text:span><text:span text:style-name="T2"> </text:span><text:span text:style-name="T2">for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Regular</text:span><text:span text:style-name="T2"> </text:span><text:span text:style-name="T2">Expressions</text:span></text:p>
          </table:table-cell>
          <table:table-cell table:style-name="Table1.A1" office:value-type="string">
            <text:p text:style-name="P2"><text:span text:style-name="T2">In</text:span><text:span text:style-name="T2"> </text:span><text:span text:style-name="T2">computer</text:span><text:span text:style-name="T2"> </text:span><text:span text:style-name="T2">programming</text:span><text:span text:style-name="T2"> </text:span><text:span text:style-name="T2">a</text:span><text:span text:style-name="T2"> </text:span><text:span text:style-name="T2">regular</text:span><text:span text:style-name="T2"> </text:span><text:span text:style-name="T2">expression</text:span><text:span text:style-name="T2"> </text:span><text:span text:style-name="T2">is</text:span><text:span text:style-name="T2"> </text:span><text:span text:style-name="T2">a</text:span><text:span text:style-name="T2"> </text:span><text:span text:style-name="T2">special</text:span><text:span text:style-name="T2"> </text:span><text:span text:style-name="T2">text</text:span><text:span text:style-name="T2"> </text:span><text:span text:style-name="T2">string</text:span><text:span text:style-name="T2"> </text:span><text:span text:style-name="T2">used</text:span><text:span text:style-name="T2"> </text:span><text:span text:style-name="T2">to</text:span><text:span text:style-name="T2"> </text:span><text:span text:style-name="T2">describe</text:span><text:span text:style-name="T2"> </text:span><text:span text:style-name="T2">a</text:span><text:span text:style-name="T2"> </text:span><text:span text:style-name="T2">search</text:span><text:span text:style-name="T2"> </text:span><text:span text:style-name="T2">pattern</text:span><text:span text:style-name="T2">. </text:span><text:span text:style-name="T2">See</text:span><text:span text:style-name="T2"> </text:span><text:a xlink:type="simple" xlink:href="http://www.regular-expressions.info/"><text:span text:style-name="T5">http</text:span></text:a><text:a xlink:type="simple" xlink:href="http://www.regular-expressions.info/"><text:span text:style-name="T5">://</text:span></text:a><text:a xlink:type="simple" xlink:href="http://www.regular-expressions.info/"><text:span text:style-name="T5">www</text:span></text:a><text:a xlink:type="simple" xlink:href="http://www.regular-expressions.info/"><text:span text:style-name="T5">.</text:span></text:a><text:a xlink:type="simple" xlink:href="http://www.regular-expressions.info/"><text:span text:style-name="T5">regular</text:span></text:a><text:a xlink:type="simple" xlink:href="http://www.regular-expressions.info/"><text:span text:style-name="T5">-</text:span></text:a><text:a xlink:type="simple" xlink:href="http://www.regular-expressions.info/"><text:span text:style-name="T5">expressions</text:span></text:a><text:a xlink:type="simple" xlink:href="http://www.regular-expressions.info/"><text:span text:style-name="T5">.</text:span></text:a><text:a xlink:type="simple" xlink:href="http://www.regular-expressions.info/"><text:span text:style-name="T5">info</text:span></text:a><text:a xlink:type="simple" xlink:href="http://www.regular-expressions.info/"><text:span text:style-name="T5">/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4">Residuals</text:p>
          </table:table-cell>
          <table:table-cell table:style-name="Table1.A1" office:value-type="string">
            <text:p text:style-name="P2"><text:span text:style-name="T2">The</text:span><text:span text:style-name="T2"> </text:span><text:span text:style-name="T2">difference</text:span><text:span text:style-name="T2"> </text:span><text:span text:style-name="T2">between</text:span><text:span text:style-name="T2"> </text:span><text:span text:style-name="T2">the</text:span><text:span text:style-name="T2"> </text:span><text:span text:style-name="T2">raw</text:span><text:span text:style-name="T2"> </text:span><text:span text:style-name="T2">data</text:span><text:span text:style-name="T2"> </text:span><text:span text:style-name="T2">and</text:span><text:span text:style-name="T2"> </text:span><text:span text:style-name="T2">the</text:span><text:span text:style-name="T2"> </text:span><text:span text:style-name="T2">model</text:span><text:span text:style-name="T2"> </text:span><text:span text:style-name="T2">of</text:span><text:span text:style-name="T2"> </text:span><text:span text:style-name="T2">the</text:span><text:span text:style-name="T2"> </text:span><text:span text:style-name="T2">data</text:span><text:span text:style-name="T2">. </text:span><text:span text:style-name="T2">Residuals</text:span><text:span text:style-name="T2"> </text:span><text:span text:style-name="T2">can</text:span><text:span text:style-name="T2"> </text:span><text:span text:style-name="T2">sometimes</text:span><text:span text:style-name="T2"> </text:span><text:span text:style-name="T2">contain</text:span><text:span text:style-name="T2"> </text:span><text:span text:style-name="T2">valuable</text:span><text:span text:style-name="T2"> </text:span><text:span text:style-name="T2">information</text:span><text:span text:style-name="T2">, </text:span><text:span text:style-name="T2">such</text:span><text:span text:style-name="T2"> </text:span><text:span text:style-name="T2">as</text:span><text:span text:style-name="T2"> </text:span><text:span text:style-name="T2">the</text:span><text:span text:style-name="T2"> </text:span><text:span text:style-name="T2">existence</text:span><text:span text:style-name="T2"> </text:span><text:span text:style-name="T2">of</text:span><text:span text:style-name="T2"> </text:span><text:span text:style-name="T2">a</text:span><text:span text:style-name="T2"> </text:span><text:span text:style-name="T2">second</text:span><text:span text:style-name="T2"> </text:span><text:span text:style-name="T2">periodicity</text:span><text:span text:style-name="T2">.</text:span></text:p>
          </table:table-cell>
        </table:table-row>
        <table:table-row>
          <table:table-cell table:style-name="Table1.A1" office:value-type="string">
            <text:p text:style-name="P4">RMS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root</text:span><text:span text:style-name="T2"> </text:span><text:span text:style-name="T2">mean</text:span><text:span text:style-name="T2"> </text:span><text:span text:style-name="T2">square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Root</text:span><text:span text:style-name="T2"> </text:span><text:span text:style-name="T2">Mean</text:span><text:span text:style-name="T2"> </text:span><text:span text:style-name="T2">Square</text:span></text:p>
          </table:table-cell>
          <table:table-cell table:style-name="Table1.A1" office:value-type="string">
            <text:p text:style-name="P2"><text:span text:style-name="T2">In</text:span><text:span text:style-name="T2"> </text:span><text:span text:style-name="T2">statistics</text:span><text:span text:style-name="T2"> </text:span><text:span text:style-name="T2">this</text:span><text:span text:style-name="T2"> </text:span><text:span text:style-name="T2">is</text:span><text:span text:style-name="T2"> </text:span><text:span text:style-name="T2">the</text:span><text:span text:style-name="T2"> </text:span><text:span text:style-name="T2">square</text:span><text:span text:style-name="T2"> </text:span><text:span text:style-name="T2">root</text:span><text:span text:style-name="T2"> </text:span><text:span text:style-name="T2">of</text:span><text:span text:style-name="T2"> </text:span><text:span text:style-name="T2">the</text:span><text:span text:style-name="T2"> </text:span><text:span text:style-name="T2">mean</text:span><text:span text:style-name="T2"> </text:span><text:span text:style-name="T2">of</text:span><text:span text:style-name="T2"> </text:span><text:span text:style-name="T2">a</text:span><text:span text:style-name="T2"> </text:span><text:span text:style-name="T2">sum</text:span><text:span text:style-name="T2"> </text:span><text:span text:style-name="T2">of</text:span><text:span text:style-name="T2"> </text:span><text:span text:style-name="T2">a</text:span><text:span text:style-name="T2"> </text:span><text:span text:style-name="T2">squared</text:span><text:span text:style-name="T2"> </text:span><text:span text:style-name="T2">values</text:span><text:span text:style-name="T2"> (</text:span><text:span text:style-name="T2">i</text:span><text:span text:style-name="T2">.</text:span><text:span text:style-name="T2">e</text:span><text:span text:style-name="T2">. </text:span><text:span text:style-name="T2">the</text:span><text:span text:style-name="T2"> </text:span><text:span text:style-name="T2">square</text:span><text:span text:style-name="T2"> </text:span><text:span text:style-name="T2">root</text:span><text:span text:style-name="T2"> </text:span><text:span text:style-name="T2">of</text:span><text:span text:style-name="T2"> </text:span><text:span text:style-name="T2">the</text:span><text:span text:style-name="T2"> </text:span><text:span text:style-name="T2">mean</text:span><text:span text:style-name="T2"> </text:span><text:span text:style-name="T2">of</text:span><text:span text:style-name="T2"> </text:span><text:span text:style-name="T2">x</text:span><text:span text:style-name="T3">1</text:span><text:span text:style-name="T4">2</text:span><text:span text:style-name="T2"> + </text:span><text:span text:style-name="T2">x</text:span><text:span text:style-name="T3">2</text:span><text:span text:style-name="T4">2</text:span><text:span text:style-name="T2"> + </text:span><text:span text:style-name="T2">x</text:span><text:span text:style-name="T3">3</text:span><text:span text:style-name="T4">2</text:span><text:span text:style-name="T2">…).</text:span></text:p>
          </table:table-cell>
        </table:table-row>
        <table:table-row>
          <table:table-cell table:style-name="Table1.A1" office:value-type="string">
            <text:p text:style-name="P2"><text:span text:style-name="T2">Standard</text:span><text:span text:style-name="T2"> </text:span><text:span text:style-name="T2">Error</text:span>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measure</text:span><text:span text:style-name="T2"> </text:span><text:span text:style-name="T2">of</text:span><text:span text:style-name="T2"> </text:span><text:span text:style-name="T2">how</text:span><text:span text:style-name="T2"> </text:span><text:span text:style-name="T2">precise</text:span><text:span text:style-name="T2"> </text:span><text:span text:style-name="T2">an</text:span><text:span text:style-name="T2"> </text:span><text:span text:style-name="T2">average</text:span><text:span text:style-name="T2"> </text:span><text:span text:style-name="T2">value</text:span><text:span text:style-name="T2"> </text:span><text:span text:style-name="T2">of</text:span><text:span text:style-name="T2"> </text:span><text:span text:style-name="T2">data</text:span><text:span text:style-name="T2"> </text:span><text:span text:style-name="T2">is</text:span><text:span text:style-name="T2"> </text:span><text:span text:style-name="T2">expected</text:span><text:span text:style-name="T2"> </text:span><text:span text:style-name="T2">to</text:span><text:span text:style-name="T2"> </text:span><text:span text:style-name="T2">be</text:span><text:span text:style-name="T2">.</text:span></text:p>
          </table:table-cell>
        </table:table-row>
        <table:table-row>
          <table:table-cell table:style-name="Table1.A1" office:value-type="string">
            <text:p text:style-name="P4">SuperWASP</text:p>
          </table:table-cell>
          <table:table-cell table:style-name="Table1.A1" office:value-type="string">
            <text:p text:style-name="P2"><text:span text:style-name="T2">A</text:span><text:span text:style-name="T2"> </text:span><text:span text:style-name="T2">UK</text:span><text:span text:style-name="T2">-</text:span><text:span text:style-name="T2">based</text:span><text:span text:style-name="T2"> </text:span><text:span text:style-name="T2">exoplanet</text:span><text:span text:style-name="T2"> </text:span><text:span text:style-name="T2">detection</text:span><text:span text:style-name="T2"> </text:span><text:span text:style-name="T2">consortium</text:span><text:span text:style-name="T2">. </text:span><text:span text:style-name="T2">See</text:span><text:span text:style-name="T2"> </text:span><text:a xlink:type="simple" xlink:href="http://www.superwasp.org/"><text:span text:style-name="T5">http</text:span></text:a><text:a xlink:type="simple" xlink:href="http://www.superwasp.org/"><text:span text:style-name="T5">://</text:span></text:a><text:a xlink:type="simple" xlink:href="http://www.superwasp.org/"><text:span text:style-name="T5">www</text:span></text:a><text:a xlink:type="simple" xlink:href="http://www.superwasp.org/"><text:span text:style-name="T5">.</text:span></text:a><text:a xlink:type="simple" xlink:href="http://www.superwasp.org/"><text:span text:style-name="T5">superwasp</text:span></text:a><text:a xlink:type="simple" xlink:href="http://www.superwasp.org/"><text:span text:style-name="T5">.</text:span></text:a><text:a xlink:type="simple" xlink:href="http://www.superwasp.org/"><text:span text:style-name="T5">org</text:span></text:a><text:a xlink:type="simple" xlink:href="http://www.superwasp.org/"><text:span text:style-name="T5">/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Variable</text:span><text:span text:style-name="T2"> </text:span><text:span text:style-name="T2">Star</text:span><text:span text:style-name="T2"> </text:span><text:span text:style-name="T2">Index</text:span></text:p>
          </table:table-cell>
          <table:table-cell table:style-name="Table1.A1" office:value-type="string">
            <text:p text:style-name="P2"><text:span text:style-name="T2">An</text:span><text:span text:style-name="T2"> </text:span><text:span text:style-name="T2">online</text:span><text:span text:style-name="T2">"</text:span><text:span text:style-name="T2">clearinghouse</text:span><text:span text:style-name="T2">" </text:span><text:span text:style-name="T2">for</text:span><text:span text:style-name="T2"> </text:span><text:span text:style-name="T2">timely</text:span><text:span text:style-name="T2"> </text:span><text:span text:style-name="T2">information</text:span><text:span text:style-name="T2"> </text:span><text:span text:style-name="T2">on</text:span><text:span text:style-name="T2"> </text:span><text:span text:style-name="T2">variable</text:span><text:span text:style-name="T2"> </text:span><text:span text:style-name="T2">stars</text:span><text:span text:style-name="T2">, </text:span><text:span text:style-name="T2">including</text:span><text:span text:style-name="T2"> </text:span><text:span text:style-name="T2">suspected</text:span><text:span text:style-name="T2"> </text:span><text:span text:style-name="T2">suspected</text:span><text:span text:style-name="T2">. </text:span><text:span text:style-name="T2">See</text:span><text:span text:style-name="T2"> </text:span><text:a xlink:type="simple" xlink:href="http://www.aavso.org/vsx/"><text:span text:style-name="T5">http</text:span></text:a><text:a xlink:type="simple" xlink:href="http://www.aavso.org/vsx/"><text:span text:style-name="T5">://</text:span></text:a><text:a xlink:type="simple" xlink:href="http://www.aavso.org/vsx/"><text:span text:style-name="T5">www</text:span></text:a><text:a xlink:type="simple" xlink:href="http://www.aavso.org/vsx/"><text:span text:style-name="T5">.</text:span></text:a><text:a xlink:type="simple" xlink:href="http://www.aavso.org/vsx/"><text:span text:style-name="T5">aavso</text:span></text:a><text:a xlink:type="simple" xlink:href="http://www.aavso.org/vsx/"><text:span text:style-name="T5">.</text:span></text:a><text:a xlink:type="simple" xlink:href="http://www.aavso.org/vsx/"><text:span text:style-name="T5">org</text:span></text:a><text:a xlink:type="simple" xlink:href="http://www.aavso.org/vsx/"><text:span text:style-name="T5">/</text:span></text:a><text:a xlink:type="simple" xlink:href="http://www.aavso.org/vsx/"><text:span text:style-name="T5">vsx</text:span></text:a><text:a xlink:type="simple" xlink:href="http://www.aavso.org/vsx/"><text:span text:style-name="T5">/</text:span></text:a><text:span text:style-name="T2">.</text:span></text:p>
          </table:table-cell>
        </table:table-row>
        <table:table-row>
          <table:table-cell table:style-name="Table1.A1" office:value-type="string">
            <text:p text:style-name="P4">VSX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Variable</text:span><text:span text:style-name="T2"> </text:span><text:span text:style-name="T2">Star</text:span><text:span text:style-name="T2"> </text:span><text:span text:style-name="T2">Index</text:span><text:span text:style-name="T2">.</text:span></text:p>
          </table:table-cell>
        </table:table-row>
        <table:table-row>
          <table:table-cell table:style-name="Table1.A1" office:value-type="string">
            <text:p text:style-name="P2"><text:span text:style-name="T2">Weighted</text:span><text:span text:style-name="T2"> </text:span><text:span text:style-name="T2">Wavelet</text:span><text:span text:style-name="T2"> </text:span><text:span text:style-name="T2">Z</text:span><text:span text:style-name="T2">-</text:span><text:span text:style-name="T2">Transform</text:span></text:p>
          </table:table-cell>
          <table:table-cell table:style-name="Table1.A1" office:value-type="string">
            <text:p text:style-name="P2"><text:span text:style-name="T2">An</text:span><text:span text:style-name="T2"> </text:span><text:span text:style-name="T2">algorithm</text:span><text:span text:style-name="T2"> </text:span><text:span text:style-name="T2">designed</text:span><text:span text:style-name="T2"> </text:span><text:span text:style-name="T2">for</text:span><text:span text:style-name="T2"> </text:span><text:span text:style-name="T2">analyzing</text:span><text:span text:style-name="T2"> </text:span><text:span text:style-name="T2">variable</text:span><text:span text:style-name="T2"> </text:span><text:span text:style-name="T2">star</text:span><text:span text:style-name="T2"> </text:span><text:span text:style-name="T2">data</text:span><text:span text:style-name="T2">, </text:span><text:span text:style-name="T2">especially</text:span><text:span text:style-name="T2"> </text:span><text:span text:style-name="T2">cases</text:span><text:span text:style-name="T2"> </text:span><text:span text:style-name="T2">where</text:span><text:span text:style-name="T2"> </text:span><text:span text:style-name="T2">there</text:span><text:span text:style-name="T2"> </text:span><text:span text:style-name="T2">are</text:span><text:span text:style-name="T2"> </text:span><text:span text:style-name="T2">period</text:span><text:span text:style-name="T2"> </text:span><text:span text:style-name="T2">changes</text:span><text:span text:style-name="T2"> </text:span><text:span text:style-name="T2">and</text:span><text:span text:style-name="T2">/</text:span><text:span text:style-name="T2">or</text:span><text:span text:style-name="T2"> </text:span><text:span text:style-name="T2">transient</text:span><text:span text:style-name="T2"> </text:span><text:span text:style-name="T2">phenomena</text:span><text:span text:style-name="T2"> (</text:span><text:span text:style-name="T2">e</text:span><text:span text:style-name="T2">.</text:span><text:span text:style-name="T2">g</text:span><text:span text:style-name="T2">. </text:span><text:span text:style-name="T2">mode</text:span><text:span text:style-name="T2"> </text:span><text:span text:style-name="T2">switching</text:span><text:span text:style-name="T2">).</text:span><text:span text:style-name="T2"> </text:span><text:span text:style-name="T2">See</text:span><text:span text:style-name="T2"> </text:span><text:span text:style-name="T2">Foster</text:span><text:span text:style-name="T2"> (1996) </text:span><text:span text:style-name="T2">and</text:span><text:span text:style-name="T2"> </text:span><text:span text:style-name="T2">Templeton</text:span><text:span text:style-name="T2"> (2004).</text:span></text:p>
          </table:table-cell>
        </table:table-row>
        <table:table-row>
          <table:table-cell table:style-name="Table1.A1" office:value-type="string">
            <text:p text:style-name="P4">WWZ</text:p>
          </table:table-cell>
          <table:table-cell table:style-name="Table1.A1" office:value-type="string">
            <text:p text:style-name="P2"><text:span text:style-name="T2">See</text:span><text:span text:style-name="T2"> </text:span><text:span text:style-name="T2">Weighted</text:span><text:span text:style-name="T2"> </text:span><text:span text:style-name="T2">Wavelet</text:span><text:span text:style-name="T2"> </text:span><text:span text:style-name="T2">Z</text:span><text:span text:style-name="T2">-</text:span><text:span text:style-name="T2">Transform</text:span><text:span text:style-name="T2">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</meta:editing-cycles>
    <dc:date>2014-08-27T16:30:14</dc:date>
    <meta:editing-duration>PT2M23S</meta:editing-duration>
    <meta:document-statistic meta:table-count="1" meta:image-count="0" meta:object-count="0" meta:page-count="4" meta:paragraph-count="105" meta:word-count="1136" meta:character-count="7654"/>
  </office:meta>
</office:document-meta>
</file>